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Heading_20_2">
      <style:paragraph-properties fo:break-before="auto" style:writing-mode="lr-tb"/>
    </style:style>
    <style:style style:name="T2_1" style:family="text"/>
    <style:style style:name="P3" style:family="paragraph" style:parent-style-name="Standard">
      <style:paragraph-properties fo:break-before="auto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Heading_20_2">
      <style:paragraph-properties fo:break-before="auto" style:writing-mode="lr-tb"/>
    </style:style>
    <style:style style:name="T9_1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Heading_20_2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Heading_20_3">
      <style:paragraph-properties fo:break-before="auto" style:writing-mode="lr-tb"/>
    </style:style>
    <style:style style:name="T46_1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P96" style:family="paragraph" style:parent-style-name="Standard">
      <style:paragraph-properties fo:break-before="auto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P99" style:family="paragraph" style:parent-style-name="Standard">
      <style:paragraph-properties fo:break-before="auto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P100" style:family="paragraph" style:parent-style-name="Standard">
      <style:paragraph-properties fo:break-before="auto" style:writing-mode="lr-tb"/>
    </style:style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P110" style:family="paragraph" style:parent-style-name="Standard">
      <style:paragraph-properties fo:break-before="auto" fo:margin-top="0cm" fo:margin-bottom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style:writing-mode="lr-tb"/>
    </style:style>
    <style:style style:name="P112" style:family="paragraph" style:parent-style-name="Standard">
      <style:paragraph-properties fo:break-before="auto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P114" style:family="paragraph" style:parent-style-name="Standard">
      <style:paragraph-properties fo:break-before="auto" fo:margin-top="0cm" style:writing-mode="lr-tb"/>
    </style:style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 style:parent-style-name="Standard"/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 style:parent-style-name="Standard"/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P123" style:family="paragraph" style:parent-style-name="Standard">
      <style:paragraph-properties fo:break-before="auto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P125" style:family="paragraph" style:parent-style-name="Standard">
      <style:paragraph-properties fo:break-before="auto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break-before="auto" fo:margin-top="0cm" fo:margin-bottom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break-before="auto" style:writing-mode="lr-tb"/>
    </style:style>
    <style:style style:name="P132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pyufuzhcu5ba"/><text:bookmark-end text:name="h.pyufuzhcu5ba"/><text:span text:style-name="T1_1">Brainstorming</text:span><text:span text:style-name="T1_2"><text:s/></text:span><text:span text:style-name="T1_3">Ideas</text:span></text:h>
      <text:h text:style-name="P2" text:outline-level="10"><text:bookmark-start text:name="h.2tw92qa6111q"/><text:bookmark-end text:name="h.2tw92qa6111q"/><text:span text:style-name="T2_1">Story</text:span></text:h>
      <text:list text:style-name="LS1" xml:id="list0">
        <text:list-item>
          <text:p text:style-name="P3"><text:span text:style-name="T3_1">Cyberpunk</text:span><text:span text:style-name="T3_2"><text:s/>-<text:s/></text:span><text:span text:style-name="T3_3">Future</text:span><text:span text:style-name="T3_4"><text:s/></text:span><text:span text:style-name="T3_5">World</text:span></text:p>
          <text:list>
            <text:list-item>
              <text:p text:style-name="P4"><text:span text:style-name="T4_1">People</text:span><text:span text:style-name="T4_2"><text:s/></text:span><text:span text:style-name="T4_3">vs</text:span><text:span text:style-name="T4_4"><text:s/></text:span><text:span text:style-name="T4_5">Machines</text:span><text:span text:style-name="T4_6">?</text:span></text:p>
            </text:list-item>
            <text:list-item>
              <text:p text:style-name="P5"><text:span text:style-name="T5_1">People</text:span><text:span text:style-name="T5_2"><text:s/></text:span><text:span text:style-name="T5_3">as</text:span><text:span text:style-name="T5_4"><text:s/></text:span><text:span text:style-name="T5_5">machines</text:span><text:span text:style-name="T5_6">?</text:span></text:p>
            </text:list-item>
            <text:list-item>
              <text:p text:style-name="P6"><text:span text:style-name="T6_1">Artificial</text:span><text:span text:style-name="T6_2">,<text:s/></text:span><text:span text:style-name="T6_3">technical</text:span></text:p>
            </text:list-item>
          </text:list>
        </text:list-item>
      </text:list>
      <text:list text:style-name="LS2" xml:id="list4">
        <text:list-item>
          <text:p text:style-name="P7"><text:span text:style-name="T7_1">Characters</text:span><text:span text:style-name="T7_2"><text:s/></text:span><text:span text:style-name="T7_3">know</text:span><text:span text:style-name="T7_4"><text:s/></text:span><text:span text:style-name="T7_5">their</text:span><text:span text:style-name="T7_6"><text:s/></text:span><text:span text:style-name="T7_7">brains</text:span><text:span text:style-name="T7_8"><text:s/></text:span><text:span text:style-name="T7_9">are</text:span><text:span text:style-name="T7_10"><text:s/></text:span><text:span text:style-name="T7_11">programmed</text:span></text:p>
        </text:list-item>
      </text:list>
      <text:p text:style-name="P8"/>
      <text:h text:style-name="P9" text:outline-level="10"><text:bookmark-start text:name="h.gxxh0bidjxqk"/><text:bookmark-end text:name="h.gxxh0bidjxqk"/><text:span text:style-name="T9_1">Thoughts</text:span></text:h>
      <text:list text:style-name="LS3" xml:id="list5">
        <text:list-item>
          <text:p text:style-name="P10"><text:span text:style-name="T10_1">Instanced</text:span><text:span text:style-name="T10_2"><text:s/></text:span><text:span text:style-name="T10_3">Housing</text:span></text:p>
        </text:list-item>
      </text:list>
      <text:list text:style-name="LS4" xml:id="list6">
        <text:list-item>
          <text:list>
            <text:list-item>
              <text:p text:style-name="P11"><text:span text:style-name="T11_1">Can</text:span><text:span text:style-name="T11_2"><text:s/></text:span><text:span text:style-name="T11_3">decorate</text:span><text:span text:style-name="T11_4"><text:s/></text:span><text:span text:style-name="T11_5">them</text:span></text:p>
            </text:list-item>
          </text:list>
        </text:list-item>
      </text:list>
      <text:list text:style-name="LS5" xml:id="list7">
        <text:list-item>
          <text:p text:style-name="P12"><text:span text:style-name="T12_1">Rare</text:span><text:span text:style-name="T12_2"><text:s/></text:span><text:span text:style-name="T12_3">pieces</text:span><text:span text:style-name="T12_4"><text:s/></text:span><text:span text:style-name="T12_5">of</text:span><text:span text:style-name="T12_6"><text:s/></text:span><text:span text:style-name="T12_7">tech</text:span><text:span text:style-name="T12_8"><text:s/></text:span><text:span text:style-name="T12_9">that</text:span><text:span text:style-name="T12_10"><text:s/></text:span><text:span text:style-name="T12_11">were</text:span><text:span text:style-name="T12_12"><text:s/></text:span><text:span text:style-name="T12_13">previously</text:span><text:span text:style-name="T12_14"><text:s/></text:span><text:span text:style-name="T12_15">lost</text:span><text:span text:style-name="T12_16"><text:s/></text:span><text:span text:style-name="T12_17">about</text:span><text:span text:style-name="T12_18"><text:s/></text:span><text:span text:style-name="T12_19">the</text:span><text:span text:style-name="T12_20"><text:s/></text:span><text:span text:style-name="T12_21">city</text:span><text:span text:style-name="T12_22">?</text:span></text:p>
        </text:list-item>
        <text:list-item>
          <text:p text:style-name="P13"><text:span text:style-name="T13_1">Maybe</text:span><text:span text:style-name="T13_2"><text:s/></text:span><text:span text:style-name="T13_3">tech</text:span><text:span text:style-name="T13_4"><text:s/></text:span><text:span text:style-name="T13_5">comes</text:span><text:span text:style-name="T13_6"><text:s/></text:span><text:span text:style-name="T13_7">from</text:span><text:span text:style-name="T13_8"><text:s/></text:span><text:span text:style-name="T13_9">elsewhere</text:span><text:span text:style-name="T13_10"><text:s/></text:span></text:p>
          <text:list>
            <text:list-item>
              <text:p text:style-name="P14"><text:span text:style-name="T14_1">Entities</text:span><text:span text:style-name="T14_2"><text:s/></text:span><text:span text:style-name="T14_3">in</text:span><text:span text:style-name="T14_4"><text:s/></text:span><text:span text:style-name="T14_5">the</text:span><text:span text:style-name="T14_6"><text:s/></text:span><text:span text:style-name="T14_7">city</text:span><text:span text:style-name="T14_8"><text:s/>(</text:span><text:span text:style-name="T14_9">including</text:span><text:span text:style-name="T14_10"><text:s/></text:span><text:span text:style-name="T14_11">the</text:span><text:span text:style-name="T14_12"><text:s/></text:span><text:span text:style-name="T14_13">player</text:span><text:span text:style-name="T14_14">)<text:s/></text:span><text:span text:style-name="T14_15">try</text:span><text:span text:style-name="T14_16"><text:s/></text:span><text:span text:style-name="T14_17">to</text:span><text:span text:style-name="T14_18"><text:s/></text:span><text:span text:style-name="T14_19">control</text:span><text:span text:style-name="T14_20"><text:s/></text:span><text:span text:style-name="T14_21">these</text:span><text:span text:style-name="T14_22"><text:s/></text:span><text:span text:style-name="T14_23">pieces</text:span><text:span text:style-name="T14_24"><text:s/></text:span><text:span text:style-name="T14_25">of</text:span><text:span text:style-name="T14_26"><text:s/></text:span><text:span text:style-name="T14_27">tech</text:span></text:p>
            </text:list-item>
          </text:list>
        </text:list-item>
        <text:list-item>
          <text:p text:style-name="P15"><text:span text:style-name="T15_1">City</text:span><text:span text:style-name="T15_2"><text:s/></text:span><text:span text:style-name="T15_3">could</text:span><text:span text:style-name="T15_4"><text:s/></text:span><text:span text:style-name="T15_5">be</text:span><text:span text:style-name="T15_6"><text:s/></text:span><text:span text:style-name="T15_7">cut</text:span><text:span text:style-name="T15_8">-</text:span><text:span text:style-name="T15_9">throat</text:span><text:span text:style-name="T15_10"><text:s/></text:span><text:span text:style-name="T15_11">with</text:span><text:span text:style-name="T15_12"><text:s/></text:span><text:span text:style-name="T15_13">various</text:span><text:span text:style-name="T15_14"><text:s/></text:span><text:span text:style-name="T15_15">non</text:span><text:span text:style-name="T15_16">-</text:span><text:span text:style-name="T15_17">human</text:span><text:span text:style-name="T15_18"><text:s/></text:span><text:span text:style-name="T15_19">entities</text:span><text:span text:style-name="T15_20"><text:s/></text:span><text:span text:style-name="T15_21">controlling</text:span><text:span text:style-name="T15_22"><text:s/></text:span><text:span text:style-name="T15_23">different</text:span><text:span text:style-name="T15_24"><text:s/></text:span><text:span text:style-name="T15_25">parts</text:span><text:span text:style-name="T15_26"><text:s/></text:span><text:span text:style-name="T15_27">city</text:span></text:p>
          <text:list>
            <text:list-item>
              <text:p text:style-name="P16"><text:span text:style-name="T16_1">the</text:span><text:span text:style-name="T16_2"><text:s/></text:span><text:span text:style-name="T16_3">part</text:span><text:span text:style-name="T16_4"><text:s/></text:span><text:span text:style-name="T16_5">of</text:span><text:span text:style-name="T16_6"><text:s/></text:span><text:span text:style-name="T16_7">the</text:span><text:span text:style-name="T16_8"><text:s/></text:span><text:span text:style-name="T16_9">city</text:span><text:span text:style-name="T16_10"><text:s/></text:span><text:span text:style-name="T16_11">the</text:span><text:span text:style-name="T16_12"><text:s/></text:span><text:span text:style-name="T16_13">player</text:span><text:span text:style-name="T16_14"><text:s/></text:span><text:span text:style-name="T16_15">comes</text:span><text:span text:style-name="T16_16"><text:s/></text:span><text:span text:style-name="T16_17">from</text:span><text:span text:style-name="T16_18"><text:s/></text:span><text:span text:style-name="T16_19">is</text:span><text:span text:style-name="T16_20"><text:s/></text:span><text:span text:style-name="T16_21">composed</text:span><text:span text:style-name="T16_22"><text:s/></text:span><text:span text:style-name="T16_23">of</text:span><text:span text:style-name="T16_24"><text:s/></text:span><text:span text:style-name="T16_25">humans</text:span></text:p>
            </text:list-item>
            <text:list-item>
              <text:p text:style-name="P17"><text:span text:style-name="T17_1">Players</text:span><text:span text:style-name="T17_2"><text:s/></text:span><text:span text:style-name="T17_3">all</text:span><text:span text:style-name="T17_4"><text:s/></text:span><text:span text:style-name="T17_5">decked</text:span><text:span text:style-name="T17_6"><text:s/></text:span><text:span text:style-name="T17_7">out</text:span><text:span text:style-name="T17_8"><text:s/></text:span><text:span text:style-name="T17_9">in</text:span><text:span text:style-name="T17_10"><text:s/></text:span><text:span text:style-name="T17_11">adventuring</text:span><text:span text:style-name="T17_12"><text:s/></text:span><text:span text:style-name="T17_13">gear</text:span><text:span text:style-name="T17_14"><text:s/></text:span><text:span text:style-name="T17_15">and</text:span><text:span text:style-name="T17_16"><text:s/></text:span><text:span text:style-name="T17_17">discussing</text:span><text:span text:style-name="T17_18"><text:s/></text:span><text:span text:style-name="T17_19">reclaiming</text:span><text:span text:style-name="T17_20"><text:s/></text:span><text:span text:style-name="T17_21">the</text:span><text:span text:style-name="T17_22"><text:s/></text:span><text:span text:style-name="T17_23">city</text:span></text:p>
            </text:list-item>
          </text:list>
        </text:list-item>
        <text:list-item>
          <text:p text:style-name="P18"><text:span text:style-name="T18_1">Factions</text:span><text:span text:style-name="T18_2"><text:s/></text:span><text:span text:style-name="T18_3">built</text:span><text:span text:style-name="T18_4"><text:s/></text:span><text:span text:style-name="T18_5">from</text:span><text:span text:style-name="T18_6"><text:s/></text:span><text:span text:style-name="T18_7">trying</text:span><text:span text:style-name="T18_8"><text:s/></text:span><text:span text:style-name="T18_9">to</text:span><text:span text:style-name="T18_10"><text:s/></text:span><text:span text:style-name="T18_11">gather</text:span><text:span text:style-name="T18_12"><text:s/></text:span><text:span text:style-name="T18_13">some</text:span><text:span text:style-name="T18_14"><text:s/></text:span><text:span text:style-name="T18_15">resource</text:span><text:span text:style-name="T18_16">/</text:span><text:span text:style-name="T18_17">form</text:span><text:span text:style-name="T18_18"><text:s/></text:span><text:span text:style-name="T18_19">of</text:span><text:span text:style-name="T18_20"><text:s/></text:span><text:span text:style-name="T18_21">currency</text:span></text:p>
          <text:list>
            <text:list-item>
              <text:p text:style-name="P19"><text:span text:style-name="T19_1">Resource</text:span><text:span text:style-name="T19_2"><text:s/></text:span><text:span text:style-name="T19_3">of</text:span><text:span text:style-name="T19_4"><text:s/></text:span><text:span text:style-name="T19_5">power</text:span><text:span text:style-name="T19_6">:<text:s/></text:span><text:span text:style-name="T19_7">Luxury</text:span><text:span text:style-name="T19_8">?<text:s/></text:span><text:span text:style-name="T19_9">Tech</text:span><text:span text:style-name="T19_10">?<text:s/></text:span><text:span text:style-name="T19_11">Required</text:span><text:span text:style-name="T19_12"><text:s/></text:span><text:span text:style-name="T19_13">for</text:span><text:span text:style-name="T19_14"><text:s/></text:span><text:span text:style-name="T19_15">survival</text:span><text:span text:style-name="T19_16">?</text:span></text:p>
            </text:list-item>
          </text:list>
        </text:list-item>
        <text:list-item>
          <text:p text:style-name="P20"><text:span text:style-name="T20_1">People</text:span><text:span text:style-name="T20_2"><text:s/></text:span><text:span text:style-name="T20_3">know</text:span><text:span text:style-name="T20_4"><text:s/></text:span><text:span text:style-name="T20_5">that</text:span><text:span text:style-name="T20_6"><text:s/></text:span><text:span text:style-name="T20_7">the</text:span><text:span text:style-name="T20_8"><text:s/></text:span><text:span text:style-name="T20_9">world</text:span><text:span text:style-name="T20_10"><text:s/></text:span><text:span text:style-name="T20_11">is</text:span><text:span text:style-name="T20_12"><text:s/></text:span><text:span text:style-name="T20_13">hardcore</text:span><text:span text:style-name="T20_14">,<text:s/></text:span><text:span text:style-name="T20_15">but</text:span><text:span text:style-name="T20_16"><text:s/></text:span><text:span text:style-name="T20_17">danger</text:span><text:span text:style-name="T20_18"><text:s/></text:span><text:span text:style-name="T20_19">is</text:span><text:span text:style-name="T20_20"><text:s/></text:span><text:span text:style-name="T20_21">waiting</text:span><text:span text:style-name="T20_22"><text:s/></text:span><text:span text:style-name="T20_23">on</text:span><text:span text:style-name="T20_24"><text:s/></text:span><text:span text:style-name="T20_25">the</text:span><text:span text:style-name="T20_26"><text:s/></text:span><text:span text:style-name="T20_27">outskirts</text:span><text:span text:style-name="T20_28"><text:s/></text:span><text:span text:style-name="T20_29">of</text:span><text:span text:style-name="T20_30"><text:s/></text:span><text:span text:style-name="T20_31">the</text:span><text:span text:style-name="T20_32"><text:s/></text:span><text:span text:style-name="T20_33">world</text:span></text:p>
          <text:list>
            <text:list-item>
              <text:p text:style-name="P21"><text:span text:style-name="T21_1">But</text:span><text:span text:style-name="T21_2"><text:s/></text:span><text:span text:style-name="T21_3">the</text:span><text:span text:style-name="T21_4"><text:s/></text:span><text:span text:style-name="T21_5">people</text:span><text:span text:style-name="T21_6"><text:s/></text:span><text:span text:style-name="T21_7">are</text:span><text:span text:style-name="T21_8"><text:s/></text:span><text:span text:style-name="T21_9">good</text:span><text:span text:style-name="T21_10">-</text:span><text:span text:style-name="T21_11">hearted</text:span></text:p>
            </text:list-item>
          </text:list>
        </text:list-item>
        <text:list-item>
          <text:p text:style-name="P22"><text:span text:style-name="T22_1">Who</text:span><text:span text:style-name="T22_2"><text:s/></text:span><text:span text:style-name="T22_3">is</text:span><text:span text:style-name="T22_4"><text:s/></text:span><text:span text:style-name="T22_5">the</text:span><text:span text:style-name="T22_6"><text:s/></text:span><text:span text:style-name="T22_7">enemy</text:span><text:span text:style-name="T22_8"><text:s/></text:span><text:span text:style-name="T22_9">in</text:span><text:span text:style-name="T22_10"><text:s/></text:span><text:span text:style-name="T22_11">this</text:span><text:span text:style-name="T22_12"><text:s/></text:span><text:span text:style-name="T22_13">world</text:span><text:span text:style-name="T22_14">?<text:s/></text:span></text:p>
        </text:list-item>
      </text:list>
      <text:p text:style-name="P23"/>
      <text:h text:style-name="P24" text:outline-level="10"><text:bookmark-start text:name="h.6yyjflpqlvwz"/><text:bookmark-end text:name="h.6yyjflpqlvwz"/><text:span text:style-name="T24_1">FOSS</text:span><text:span text:style-name="T24_2"><text:s/></text:span><text:span text:style-name="T24_3">Integration</text:span><text:span text:style-name="T24_4"><text:s/></text:span></text:h>
      <text:list text:style-name="LS6" xml:id="list18">
        <text:list-item>
          <text:p text:style-name="P25"><text:span text:style-name="T25_1">Github</text:span><text:span text:style-name="T25_2"><text:s/></text:span><text:span text:style-name="T25_3">Metrics</text:span><text:span text:style-name="T25_4"><text:s/></text:span></text:p>
          <text:list>
            <text:list-item>
              <text:p text:style-name="P26"><text:span text:style-name="T26_1">Languages</text:span><text:span text:style-name="T26_2"><text:s/></text:span><text:span text:style-name="T26_3">used</text:span></text:p>
            </text:list-item>
            <text:list-item>
              <text:p text:style-name="P27"><text:span text:style-name="T27_1">Activity</text:span><text:span text:style-name="T27_2"><text:s/></text:span><text:span text:style-name="T27_3">logs</text:span></text:p>
            </text:list-item>
            <text:list-item>
              <text:p text:style-name="P28"><text:span text:style-name="T28_1">Number</text:span><text:span text:style-name="T28_2"><text:s/></text:span><text:span text:style-name="T28_3">of</text:span><text:span text:style-name="T28_4"><text:s/></text:span><text:span text:style-name="T28_5">repos</text:span></text:p>
            </text:list-item>
            <text:list-item>
              <text:p text:style-name="P29"><text:span text:style-name="T29_1">Number</text:span><text:span text:style-name="T29_2"><text:s/></text:span><text:span text:style-name="T29_3">of</text:span><text:span text:style-name="T29_4"><text:s/></text:span><text:span text:style-name="T29_5">lines</text:span></text:p>
            </text:list-item>
            <text:list-item>
              <text:p text:style-name="P30"><text:span text:style-name="T30_1">Number</text:span><text:span text:style-name="T30_2"><text:s/></text:span><text:span text:style-name="T30_3">of</text:span><text:span text:style-name="T30_4"><text:s/></text:span><text:span text:style-name="T30_5">characters</text:span></text:p>
            </text:list-item>
            <text:list-item>
              <text:p text:style-name="P31"><text:span text:style-name="T31_1">Number</text:span><text:span text:style-name="T31_2"><text:s/></text:span><text:span text:style-name="T31_3">of</text:span><text:span text:style-name="T31_4"><text:s/></text:span><text:span text:style-name="T31_5">files</text:span></text:p>
            </text:list-item>
            <text:list-item>
              <text:p text:style-name="P32"><text:span text:style-name="T32_1">Punchcards</text:span></text:p>
            </text:list-item>
            <text:list-item>
              <text:p text:style-name="P33"><text:span text:style-name="T33_1">Followed</text:span><text:span text:style-name="T33_2"><text:s/></text:span><text:span text:style-name="T33_3">coders</text:span><text:span text:style-name="T33_4">/</text:span><text:span text:style-name="T33_5">Coders</text:span><text:span text:style-name="T33_6"><text:s/></text:span><text:span text:style-name="T33_7">Following</text:span><text:span text:style-name="T33_8"><text:s/></text:span><text:span text:style-name="T33_9">you</text:span></text:p>
            </text:list-item>
            <text:list-item>
              <text:p text:style-name="P34"><text:span text:style-name="T34_1">Most</text:span><text:span text:style-name="T34_2"><text:s/></text:span><text:span text:style-name="T34_3">recent</text:span><text:span text:style-name="T34_4"><text:s/></text:span><text:span text:style-name="T34_5">commit</text:span><text:span text:style-name="T34_6"><text:s/></text:span><text:span text:style-name="T34_7">to</text:span><text:span text:style-name="T34_8"><text:s/></text:span><text:span text:style-name="T34_9">project</text:span><text:span text:style-name="T34_10"><text:s/></text:span><text:span text:style-name="T34_11">X</text:span></text:p>
            </text:list-item>
          </text:list>
        </text:list-item>
        <text:list-item>
          <text:p text:style-name="P35"><text:span text:style-name="T35_1">Coderwall</text:span><text:span text:style-name="T35_2"><text:s/></text:span><text:span text:style-name="T35_3">and</text:span><text:span text:style-name="T35_4"><text:s/></text:span><text:span text:style-name="T35_5">Similar</text:span><text:span text:style-name="T35_6"><text:s/></text:span><text:span text:style-name="T35_7">sites</text:span></text:p>
          <text:list>
            <text:list-item>
              <text:p text:style-name="P36"><text:span text:style-name="T36_1">Social</text:span><text:span text:style-name="T36_2"><text:s/></text:span><text:span text:style-name="T36_3">data</text:span></text:p>
            </text:list-item>
            <text:list-item>
              <text:p text:style-name="P37"><text:span text:style-name="T37_1">Achievements</text:span></text:p>
            </text:list-item>
            <text:list-item>
              <text:p text:style-name="P38"><text:span text:style-name="T38_1">Activity</text:span></text:p>
            </text:list-item>
            <text:list-item>
              <text:p text:style-name="P39"><text:span text:style-name="T39_1">User</text:span><text:span text:style-name="T39_2"><text:s/></text:span><text:span text:style-name="T39_3">profiles</text:span></text:p>
            </text:list-item>
          </text:list>
        </text:list-item>
        <text:list-item>
          <text:p text:style-name="P40"><text:span text:style-name="T40_1">Ohloh</text:span></text:p>
          <text:list>
            <text:list-item>
              <text:p text:style-name="P41"><text:span text:style-name="T41_1">Metrics</text:span><text:span text:style-name="T41_2"><text:s/></text:span><text:span text:style-name="T41_3">about</text:span><text:span text:style-name="T41_4"><text:s/></text:span><text:span text:style-name="T41_5">the</text:span><text:span text:style-name="T41_6"><text:s/></text:span><text:span text:style-name="T41_7">code</text:span></text:p>
            </text:list-item>
            <text:list-item>
              <text:p text:style-name="P42"><text:span text:style-name="T42_1">Meta</text:span><text:span text:style-name="T42_2"><text:s/></text:span><text:span text:style-name="T42_3">info</text:span><text:span text:style-name="T42_4"><text:s/></text:span><text:span text:style-name="T42_5">about</text:span><text:span text:style-name="T42_6"><text:s/></text:span><text:span text:style-name="T42_7">the</text:span><text:span text:style-name="T42_8"><text:s/></text:span><text:span text:style-name="T42_9">viability</text:span><text:span text:style-name="T42_10"><text:s/></text:span><text:span text:style-name="T42_11">of</text:span><text:span text:style-name="T42_12"><text:s/></text:span><text:span text:style-name="T42_13">the</text:span><text:span text:style-name="T42_14"><text:s/></text:span><text:span text:style-name="T42_15">code</text:span></text:p>
            </text:list-item>
            <text:list-item>
              <text:p text:style-name="P43"><text:span text:style-name="T43_1">How</text:span><text:span text:style-name="T43_2"><text:s/></text:span><text:span text:style-name="T43_3">the</text:span><text:span text:style-name="T43_4"><text:s/></text:span><text:span text:style-name="T43_5">code</text:span><text:span text:style-name="T43_6"><text:s/></text:span><text:span text:style-name="T43_7">was</text:span><text:span text:style-name="T43_8"><text:s/></text:span><text:span text:style-name="T43_9">made</text:span></text:p>
            </text:list-item>
            <text:list-item>
              <text:p text:style-name="P44"><text:span text:style-name="T44_1">Who</text:span><text:span text:style-name="T44_2"><text:s/></text:span><text:span text:style-name="T44_3">contributes</text:span><text:span text:style-name="T44_4"><text:s/></text:span><text:span text:style-name="T44_5">what</text:span></text:p>
            </text:list-item>
            <text:list-item>
              <text:p text:style-name="P45"><text:span text:style-name="T45_1">Who</text:span><text:span text:style-name="T45_2"><text:s/></text:span><text:span text:style-name="T45_3">contributes</text:span><text:span text:style-name="T45_4"><text:s/></text:span><text:span text:style-name="T45_5">when</text:span></text:p>
            </text:list-item>
          </text:list>
        </text:list-item>
      </text:list>
      <text:h text:style-name="P46" text:outline-level="10"><text:bookmark-start text:name="h.3efthot8hjwo"/><text:bookmark-end text:name="h.3efthot8hjwo"/><text:span text:style-name="T46_1">Ideas</text:span></text:h>
      <text:list text:style-name="LS7" xml:id="list39">
        <text:list-item>
          <text:p text:style-name="P47"><text:span text:style-name="T47_1">Health</text:span><text:span text:style-name="T47_2"><text:s/></text:span><text:span text:style-name="T47_3">bonus</text:span><text:span text:style-name="T47_4"><text:s/></text:span><text:span text:style-name="T47_5">will</text:span><text:span text:style-name="T47_6"><text:s/></text:span><text:span text:style-name="T47_7">be</text:span><text:span text:style-name="T47_8"><text:s/></text:span><text:span text:style-name="T47_9">affected</text:span><text:span text:style-name="T47_10"><text:s/></text:span><text:span text:style-name="T47_11">since</text:span><text:span text:style-name="T47_12"><text:s/></text:span><text:span text:style-name="T47_13">the</text:span><text:span text:style-name="T47_14"><text:s/></text:span><text:span text:style-name="T47_15">last</text:span><text:span text:style-name="T47_16"><text:s/></text:span><text:span text:style-name="T47_17">time</text:span><text:span text:style-name="T47_18"><text:s/></text:span><text:span text:style-name="T47_19">the</text:span><text:span text:style-name="T47_20"><text:s/></text:span><text:span text:style-name="T47_21">player</text:span><text:span text:style-name="T47_22"><text:s/></text:span><text:span text:style-name="T47_23">logged</text:span><text:span text:style-name="T47_24"><text:s/></text:span><text:span text:style-name="T47_25">in</text:span></text:p>
          <text:list>
            <text:list-item>
              <text:p text:style-name="P48"><text:span text:style-name="T48_1">The</text:span><text:span text:style-name="T48_2"><text:s/>“</text:span><text:span text:style-name="T48_3">inn</text:span><text:span text:style-name="T48_4"><text:s/></text:span><text:span text:style-name="T48_5">effect</text:span><text:span text:style-name="T48_6">”,<text:s/></text:span><text:span text:style-name="T48_7">to</text:span><text:span text:style-name="T48_8"><text:s/></text:span><text:span text:style-name="T48_9">rest</text:span><text:span text:style-name="T48_10"><text:s/></text:span><text:span text:style-name="T48_11">and</text:span><text:span text:style-name="T48_12"><text:s/></text:span><text:span text:style-name="T48_13">heal</text:span><text:span text:style-name="T48_14"><text:s/></text:span><text:span text:style-name="T48_15">up</text:span></text:p>
            </text:list-item>
            <text:list-item>
              <text:p text:style-name="P49"><text:span text:style-name="T49_1">You</text:span><text:span text:style-name="T49_2"><text:s/></text:span><text:span text:style-name="T49_3">commit</text:span><text:span text:style-name="T49_4">,<text:s/></text:span><text:span text:style-name="T49_5">then</text:span><text:span text:style-name="T49_6"><text:s/></text:span><text:span text:style-name="T49_7">you</text:span><text:span text:style-name="T49_8"><text:s/></text:span><text:span text:style-name="T49_9">go</text:span><text:span text:style-name="T49_10"><text:s/></text:span><text:span text:style-name="T49_11">onto</text:span><text:span text:style-name="T49_12"><text:s/></text:span><text:span text:style-name="T49_13">the</text:span><text:span text:style-name="T49_14"><text:s/></text:span><text:span text:style-name="T49_15">game</text:span><text:span text:style-name="T49_16"><text:s/></text:span><text:span text:style-name="T49_17">and</text:span><text:span text:style-name="T49_18"><text:s/></text:span><text:span text:style-name="T49_19">play</text:span><text:span text:style-name="T49_20"><text:s/></text:span><text:span text:style-name="T49_21">some</text:span><text:span text:style-name="T49_22"><text:s/></text:span><text:span text:style-name="T49_23">with</text:span><text:span text:style-name="T49_24"><text:s/></text:span><text:span text:style-name="T49_25">a</text:span><text:span text:style-name="T49_26"><text:s/></text:span><text:span text:style-name="T49_27">bonus</text:span></text:p>
            </text:list-item>
            <text:list-item>
              <text:p text:style-name="P50"><text:span text:style-name="T50_1">The</text:span><text:span text:style-name="T50_2"><text:s/></text:span><text:span text:style-name="T50_3">longer</text:span><text:span text:style-name="T50_4"><text:s/></text:span><text:span text:style-name="T50_5">it</text:span><text:span text:style-name="T50_6">’</text:span><text:span text:style-name="T50_7">s</text:span><text:span text:style-name="T50_8"><text:s/></text:span><text:span text:style-name="T50_9">been</text:span><text:span text:style-name="T50_10"><text:s/></text:span><text:span text:style-name="T50_11">since</text:span><text:span text:style-name="T50_12"><text:s/></text:span><text:span text:style-name="T50_13">a</text:span><text:span text:style-name="T50_14"><text:s/></text:span><text:span text:style-name="T50_15">commit</text:span><text:span text:style-name="T50_16">,<text:s/></text:span><text:span text:style-name="T50_17">the</text:span><text:span text:style-name="T50_18"><text:s/></text:span><text:span text:style-name="T50_19">lower</text:span><text:span text:style-name="T50_20"><text:s/></text:span><text:span text:style-name="T50_21">your</text:span><text:span text:style-name="T50_22"><text:s/></text:span><text:span text:style-name="T50_23">bonus</text:span><text:span text:style-name="T50_24"><text:s/></text:span><text:span text:style-name="T50_25">is</text:span></text:p>
            </text:list-item>
            <text:list-item>
              <text:p text:style-name="P51"><text:span text:style-name="T51_1">Play</text:span><text:span text:style-name="T51_2"><text:s/></text:span><text:span text:style-name="T51_3">the</text:span><text:span text:style-name="T51_4"><text:s/></text:span><text:span text:style-name="T51_5">game</text:span><text:span text:style-name="T51_6"><text:s/></text:span><text:span text:style-name="T51_7">for</text:span><text:span text:style-name="T51_8"><text:s/>30-40<text:s/></text:span><text:span text:style-name="T51_9">minutes</text:span><text:span text:style-name="T51_10">,<text:s/></text:span><text:span text:style-name="T51_11">then</text:span><text:span text:style-name="T51_12"><text:s/></text:span><text:span text:style-name="T51_13">go</text:span><text:span text:style-name="T51_14"><text:s/></text:span><text:span text:style-name="T51_15">back</text:span><text:span text:style-name="T51_16"><text:s/></text:span><text:span text:style-name="T51_17">to</text:span><text:span text:style-name="T51_18"><text:s/></text:span><text:span text:style-name="T51_19">work</text:span><text:span text:style-name="T51_20"><text:s/></text:span><text:span text:style-name="T51_21">and</text:span><text:span text:style-name="T51_22"><text:s/></text:span><text:span text:style-name="T51_23">do</text:span><text:span text:style-name="T51_24"><text:s/></text:span><text:span text:style-name="T51_25">something</text:span></text:p>
            </text:list-item>
            <text:list-item>
              <text:p text:style-name="P52"><text:span text:style-name="T52_1">People</text:span><text:span text:style-name="T52_2"><text:s/></text:span><text:span text:style-name="T52_3">in</text:span><text:span text:style-name="T52_4"><text:s/></text:span><text:span text:style-name="T52_5">the</text:span><text:span text:style-name="T52_6"><text:s/></text:span><text:span text:style-name="T52_7">game</text:span><text:span text:style-name="T52_8"><text:s/></text:span><text:span text:style-name="T52_9">talk</text:span><text:span text:style-name="T52_10"><text:s/></text:span><text:span text:style-name="T52_11">about</text:span><text:span text:style-name="T52_12"><text:s/></text:span><text:span text:style-name="T52_13">their</text:span><text:span text:style-name="T52_14"><text:s/></text:span><text:span text:style-name="T52_15">most</text:span><text:span text:style-name="T52_16"><text:s/></text:span><text:span text:style-name="T52_17">recent</text:span><text:span text:style-name="T52_18"><text:s/></text:span><text:span text:style-name="T52_19">commit</text:span><text:span text:style-name="T52_20">,<text:s/></text:span><text:span text:style-name="T52_21">and</text:span><text:span text:style-name="T52_22"><text:s/></text:span><text:span text:style-name="T52_23">what</text:span><text:span text:style-name="T52_24"><text:s/></text:span><text:span text:style-name="T52_25">they</text:span><text:span text:style-name="T52_26"><text:s/></text:span><text:span text:style-name="T52_27">did</text:span><text:span text:style-name="T52_28"><text:s/></text:span><text:span text:style-name="T52_29">with</text:span><text:span text:style-name="T52_30"><text:s/></text:span><text:span text:style-name="T52_31">it</text:span></text:p>
            </text:list-item>
            <text:list-item>
              <text:p text:style-name="P53"><text:span text:style-name="T53_1">We</text:span><text:span text:style-name="T53_2"><text:s/></text:span><text:span text:style-name="T53_3">could</text:span><text:span text:style-name="T53_4"><text:s/></text:span><text:span text:style-name="T53_5">do</text:span><text:span text:style-name="T53_6"><text:s/></text:span><text:span text:style-name="T53_7">this</text:span><text:span text:style-name="T53_8"><text:s/></text:span><text:span text:style-name="T53_9">to</text:span><text:span text:style-name="T53_10"><text:s/></text:span><text:span text:style-name="T53_11">encourage</text:span><text:span text:style-name="T53_12"><text:s/></text:span><text:span text:style-name="T53_13">players</text:span><text:span text:style-name="T53_14"><text:s/></text:span><text:span text:style-name="T53_15">to</text:span><text:span text:style-name="T53_16"><text:s/></text:span><text:span text:style-name="T53_17">only</text:span><text:span text:style-name="T53_18"><text:s/></text:span><text:span text:style-name="T53_19">play</text:span><text:span text:style-name="T53_20"><text:s/></text:span><text:span text:style-name="T53_21">for</text:span><text:span text:style-name="T53_22"><text:s/></text:span><text:span text:style-name="T53_23">a</text:span><text:span text:style-name="T53_24"><text:s/></text:span><text:span text:style-name="T53_25">short</text:span><text:span text:style-name="T53_26"><text:s/></text:span><text:span text:style-name="T53_27">amount</text:span><text:span text:style-name="T53_28"><text:s/></text:span><text:span text:style-name="T53_29">of</text:span><text:span text:style-name="T53_30"><text:s/></text:span><text:span text:style-name="T53_31">time</text:span><text:span text:style-name="T53_32"><text:s/></text:span><text:span text:style-name="T53_33">as</text:span><text:span text:style-name="T53_34"><text:s/></text:span><text:span text:style-name="T53_35">opposed</text:span><text:span text:style-name="T53_36"><text:s/></text:span><text:span text:style-name="T53_37">to</text:span><text:span text:style-name="T53_38"><text:s/></text:span><text:span text:style-name="T53_39">all</text:span><text:span text:style-name="T53_40"><text:s/></text:span><text:span text:style-name="T53_41">day</text:span></text:p>
            </text:list-item>
          </text:list>
        </text:list-item>
        <text:list-item>
          <text:p text:style-name="P54"><text:span text:style-name="T54_1">One</text:span><text:span text:style-name="T54_2"><text:s/></text:span><text:span text:style-name="T54_3">stat</text:span><text:span text:style-name="T54_4"><text:s/></text:span><text:span text:style-name="T54_5">is</text:span><text:span text:style-name="T54_6"><text:s/></text:span><text:span text:style-name="T54_7">devoted</text:span><text:span text:style-name="T54_8"><text:s/></text:span><text:span text:style-name="T54_9">to</text:span><text:span text:style-name="T54_10"><text:s/></text:span><text:span text:style-name="T54_11">influence</text:span><text:span text:style-name="T54_12"><text:s/></text:span><text:span text:style-name="T54_13">with</text:span><text:span text:style-name="T54_14"><text:s/></text:span><text:span text:style-name="T54_15">other</text:span><text:span text:style-name="T54_16"><text:s/></text:span><text:span text:style-name="T54_17">developers</text:span></text:p>
          <text:list>
            <text:list-item>
              <text:p text:style-name="P55"><text:span text:style-name="T55_1">Like</text:span><text:span text:style-name="T55_2"><text:s/></text:span><text:span text:style-name="T55_3">a</text:span><text:span text:style-name="T55_4"><text:s/></text:span><text:span text:style-name="T55_5">will</text:span><text:span text:style-name="T55_6">-</text:span><text:span text:style-name="T55_7">power</text:span><text:span text:style-name="T55_8"><text:s/></text:span><text:span text:style-name="T55_9">stat</text:span></text:p>
            </text:list-item>
            <text:list-item>
              <text:p text:style-name="P56"><text:span text:style-name="T56_1">The</text:span><text:span text:style-name="T56_2"><text:s/></text:span><text:span text:style-name="T56_3">only</text:span><text:span text:style-name="T56_4"><text:s/></text:span><text:span text:style-name="T56_5">way</text:span><text:span text:style-name="T56_6"><text:s/></text:span><text:span text:style-name="T56_7">to</text:span><text:span text:style-name="T56_8"><text:s/></text:span><text:span text:style-name="T56_9">increase</text:span><text:span text:style-name="T56_10"><text:s/></text:span><text:span text:style-name="T56_11">this</text:span><text:span text:style-name="T56_12"><text:s/></text:span><text:span text:style-name="T56_13">stat</text:span><text:span text:style-name="T56_14"><text:s/></text:span><text:span text:style-name="T56_15">is</text:span><text:span text:style-name="T56_16"><text:s/></text:span><text:span text:style-name="T56_17">to</text:span><text:span text:style-name="T56_18"><text:s/></text:span><text:span text:style-name="T56_19">do</text:span><text:span text:style-name="T56_20"><text:s/></text:span><text:span text:style-name="T56_21">some</text:span><text:span text:style-name="T56_22"><text:s/></text:span><text:span text:style-name="T56_23">activity</text:span><text:span text:style-name="T56_24"><text:s/></text:span><text:span text:style-name="T56_25">on</text:span><text:span text:style-name="T56_26"><text:s/></text:span><text:span text:style-name="T56_27">Github</text:span><text:span text:style-name="T56_28">,<text:s/></text:span><text:span text:style-name="T56_29">or</text:span><text:span text:style-name="T56_30"><text:s/></text:span><text:span text:style-name="T56_31">some</text:span><text:span text:style-name="T56_32"><text:s/></text:span><text:span text:style-name="T56_33">other</text:span><text:span text:style-name="T56_34"><text:s/></text:span><text:span text:style-name="T56_35">code</text:span><text:span text:style-name="T56_36"><text:s/></text:span><text:span text:style-name="T56_37">repos</text:span></text:p>
            </text:list-item>
            <text:list-item>
              <text:p text:style-name="P57"><text:span text:style-name="T57_1">Based</text:span><text:span text:style-name="T57_2"><text:s/></text:span><text:span text:style-name="T57_3">off</text:span><text:span text:style-name="T57_4"><text:s/></text:span><text:span text:style-name="T57_5">of</text:span><text:span text:style-name="T57_6"><text:s/></text:span><text:span text:style-name="T57_7">social</text:span><text:span text:style-name="T57_8"><text:s/></text:span><text:span text:style-name="T57_9">connections</text:span><text:span text:style-name="T57_10">,<text:s/></text:span><text:span text:style-name="T57_11">not</text:span><text:span text:style-name="T57_12"><text:s/></text:span><text:span text:style-name="T57_13">necessarily</text:span><text:span text:style-name="T57_14"><text:s/></text:span><text:span text:style-name="T57_15">coding</text:span><text:span text:style-name="T57_16"><text:s/></text:span><text:span text:style-name="T57_17">bonuses</text:span></text:p>
            </text:list-item>
          </text:list>
        </text:list-item>
        <text:list-item>
          <text:p text:style-name="P58"><text:span text:style-name="T58_1">Getting</text:span><text:span text:style-name="T58_2"><text:s/></text:span><text:span text:style-name="T58_3">resources</text:span><text:span text:style-name="T58_4"><text:s/></text:span><text:span text:style-name="T58_5">from</text:span><text:span text:style-name="T58_6"><text:s/></text:span><text:span text:style-name="T58_7">having</text:span><text:span text:style-name="T58_8"><text:s/></text:span><text:span text:style-name="T58_9">your</text:span><text:span text:style-name="T58_10"><text:s/></text:span><text:span text:style-name="T58_11">project</text:span><text:span text:style-name="T58_12"><text:s/></text:span><text:span text:style-name="T58_13">followed</text:span></text:p>
        </text:list-item>
        <text:list-item>
          <text:p text:style-name="P59"><text:span text:style-name="T59_1">Low</text:span><text:span text:style-name="T59_2">-</text:span><text:span text:style-name="T59_3">level</text:span><text:span text:style-name="T59_4"><text:s/></text:span><text:span text:style-name="T59_5">language</text:span><text:span text:style-name="T59_6"><text:s/></text:span><text:span text:style-name="T59_7">commits</text:span><text:span text:style-name="T59_8"><text:s/>(</text:span><text:span text:style-name="T59_9">C</text:span><text:span text:style-name="T59_10">,<text:s/></text:span><text:span text:style-name="T59_11">Assembly</text:span><text:span text:style-name="T59_12">,<text:s/></text:span><text:span text:style-name="T59_13">etc</text:span><text:span text:style-name="T59_14">)<text:s/></text:span><text:span text:style-name="T59_15">link</text:span><text:span text:style-name="T59_16"><text:s/></text:span><text:span text:style-name="T59_17">to</text:span><text:span text:style-name="T59_18"><text:s/></text:span><text:span text:style-name="T59_19">gathering</text:span><text:span text:style-name="T59_20"><text:s/></text:span><text:span text:style-name="T59_21">crafting</text:span><text:span text:style-name="T59_22"><text:s/></text:span><text:span text:style-name="T59_23">skills</text:span><text:span text:style-name="T59_24">,<text:s/></text:span><text:span text:style-name="T59_25">while</text:span><text:span text:style-name="T59_26"><text:s/></text:span><text:span text:style-name="T59_27">high</text:span><text:span text:style-name="T59_28">-</text:span><text:span text:style-name="T59_29">level</text:span><text:span text:style-name="T59_30"><text:s/></text:span><text:span text:style-name="T59_31">language</text:span><text:span text:style-name="T59_32"><text:s/></text:span><text:span text:style-name="T59_33">commits</text:span><text:span text:style-name="T59_34"><text:s/>(</text:span><text:span text:style-name="T59_35">Ruby</text:span><text:span text:style-name="T59_36">,<text:s/></text:span><text:span text:style-name="T59_37">Python</text:span><text:span text:style-name="T59_38">,<text:s/></text:span><text:span text:style-name="T59_39">etc</text:span><text:span text:style-name="T59_40">)<text:s/></text:span><text:span text:style-name="T59_41">link</text:span><text:span text:style-name="T59_42"><text:s/></text:span><text:span text:style-name="T59_43">to</text:span><text:span text:style-name="T59_44"><text:s/></text:span><text:span text:style-name="T59_45">production</text:span><text:span text:style-name="T59_46"><text:s/></text:span><text:span text:style-name="T59_47">crafting</text:span><text:span text:style-name="T59_48"><text:s/></text:span><text:span text:style-name="T59_49">skills</text:span><text:span text:style-name="T59_50"><text:s/>(</text:span><text:span text:style-name="T59_51">done</text:span><text:span text:style-name="T59_52"><text:s/></text:span><text:span text:style-name="T59_53">via</text:span><text:span text:style-name="T59_54"><text:s/></text:span><text:span text:style-name="T59_55">resources</text:span><text:span text:style-name="T59_56"><text:s/></text:span><text:span text:style-name="T59_57">obtained</text:span><text:span text:style-name="T59_58"><text:s/></text:span><text:span text:style-name="T59_59">from</text:span><text:span text:style-name="T59_60"><text:s/></text:span><text:span text:style-name="T59_61">low</text:span><text:span text:style-name="T59_62">-</text:span><text:span text:style-name="T59_63">level</text:span><text:span text:style-name="T59_64"><text:s/></text:span><text:span text:style-name="T59_65">commits</text:span><text:span text:style-name="T59_66">,<text:s/></text:span><text:span text:style-name="T59_67">and</text:span><text:span text:style-name="T59_68"><text:s/></text:span><text:span text:style-name="T59_69">scripting</text:span><text:span text:style-name="T59_70"><text:s/></text:span><text:span text:style-name="T59_71">languages</text:span><text:span text:style-name="T59_72"><text:s/></text:span><text:span text:style-name="T59_73">that</text:span><text:span text:style-name="T59_74"><text:s/></text:span><text:span text:style-name="T59_75">are</text:span><text:span text:style-name="T59_76"><text:s/></text:span><text:span text:style-name="T59_77">often</text:span><text:span text:style-name="T59_78"><text:s/></text:span><text:span text:style-name="T59_79">integrated</text:span><text:span text:style-name="T59_80"><text:s/></text:span><text:span text:style-name="T59_81">with</text:span><text:span text:style-name="T59_82"><text:s/></text:span><text:span text:style-name="T59_83">other</text:span><text:span text:style-name="T59_84"><text:s/></text:span><text:span text:style-name="T59_85">languages</text:span><text:span text:style-name="T59_86"><text:s/>(</text:span><text:span text:style-name="T59_87">JavaScript</text:span><text:span text:style-name="T59_88">,<text:s/></text:span><text:span text:style-name="T59_89">Perl</text:span><text:span text:style-name="T59_90">,<text:s/></text:span><text:span text:style-name="T59_91">etc</text:span><text:span text:style-name="T59_92">)<text:s/></text:span><text:span text:style-name="T59_93">can</text:span><text:span text:style-name="T59_94"><text:s/></text:span><text:span text:style-name="T59_95">be</text:span><text:span text:style-name="T59_96"><text:s/></text:span><text:span text:style-name="T59_97">used</text:span><text:span text:style-name="T59_98"><text:s/></text:span><text:span text:style-name="T59_99">to</text:span><text:span text:style-name="T59_100"><text:s/></text:span><text:span text:style-name="T59_101">augment</text:span><text:span text:style-name="T59_102"><text:s/></text:span><text:span text:style-name="T59_103">produced</text:span><text:span text:style-name="T59_104"><text:s/></text:span><text:span text:style-name="T59_105">crafted</text:span><text:span text:style-name="T59_106"><text:s/></text:span><text:span text:style-name="T59_107">items</text:span></text:p>
          <text:list>
            <text:list-item>
              <text:p text:style-name="P60"><text:span text:style-name="T60_1">Could</text:span><text:span text:style-name="T60_2"><text:s/></text:span><text:span text:style-name="T60_3">establish</text:span><text:span text:style-name="T60_4"><text:s/></text:span><text:span text:style-name="T60_5">trading</text:span></text:p>
            </text:list-item>
          </text:list>
        </text:list-item>
        <text:list-item>
          <text:p text:style-name="P61"><text:span text:style-name="T61_1">Different</text:span><text:span text:style-name="T61_2"><text:s/></text:span><text:span text:style-name="T61_3">areas</text:span><text:span text:style-name="T61_4"><text:s/></text:span><text:span text:style-name="T61_5">around</text:span><text:span text:style-name="T61_6"><text:s/></text:span><text:span text:style-name="T61_7">the</text:span><text:span text:style-name="T61_8"><text:s/></text:span><text:span text:style-name="T61_9">world</text:span><text:span text:style-name="T61_10"><text:s/></text:span><text:span text:style-name="T61_11">would</text:span><text:span text:style-name="T61_12"><text:s/></text:span><text:span text:style-name="T61_13">have</text:span><text:span text:style-name="T61_14"><text:s/></text:span><text:span text:style-name="T61_15">different</text:span><text:span text:style-name="T61_16"><text:s/></text:span><text:span text:style-name="T61_17">type</text:span><text:span text:style-name="T61_18"><text:s/></text:span><text:span text:style-name="T61_19">of</text:span><text:span text:style-name="T61_20"><text:s/></text:span><text:span text:style-name="T61_21">materials</text:span><text:span text:style-name="T61_22"><text:s/></text:span><text:span text:style-name="T61_23">for</text:span><text:span text:style-name="T61_24"><text:s/></text:span><text:span text:style-name="T61_25">the</text:span><text:span text:style-name="T61_26"><text:s/></text:span><text:span text:style-name="T61_27">python</text:span><text:span text:style-name="T61_28"><text:s/></text:span><text:span text:style-name="T61_29">world</text:span></text:p>
        </text:list-item>
        <text:list-item>
          <text:p text:style-name="P62"><text:span text:style-name="T62_1">Tracking</text:span><text:span text:style-name="T62_2"><text:s/></text:span><text:span text:style-name="T62_3">users</text:span><text:span text:style-name="T62_4">’<text:s/></text:span><text:span text:style-name="T62_5">hardware</text:span><text:span text:style-name="T62_6">,<text:s/></text:span><text:span text:style-name="T62_7">OS</text:span><text:span text:style-name="T62_8">,<text:s/></text:span><text:span text:style-name="T62_9">or</text:span><text:span text:style-name="T62_10"><text:s/></text:span><text:span text:style-name="T62_11">browsers</text:span></text:p>
        </text:list-item>
        <text:list-item>
          <text:p text:style-name="P63"><text:span text:style-name="T63_1">Unlock</text:span><text:span text:style-name="T63_2"><text:s/></text:span><text:span text:style-name="T63_3">new</text:span><text:span text:style-name="T63_4"><text:s/></text:span><text:span text:style-name="T63_5">areas</text:span><text:span text:style-name="T63_6">,<text:s/></text:span><text:span text:style-name="T63_7">like</text:span><text:span text:style-name="T63_8"><text:s/></text:span><text:span text:style-name="T63_9">the</text:span><text:span text:style-name="T63_10"><text:s/></text:span><text:span text:style-name="T63_11">python</text:span><text:span text:style-name="T63_12"><text:s/></text:span><text:span text:style-name="T63_13">dungeon</text:span><text:span text:style-name="T63_14"><text:s/></text:span><text:span text:style-name="T63_15">by</text:span><text:span text:style-name="T63_16"><text:s/></text:span><text:span text:style-name="T63_17">closing</text:span><text:span text:style-name="T63_18"><text:s/></text:span><text:span text:style-name="T63_19">an</text:span><text:span text:style-name="T63_20"><text:s/></text:span><text:span text:style-name="T63_21">issue</text:span><text:span text:style-name="T63_22"><text:s/></text:span><text:span text:style-name="T63_23">on</text:span><text:span text:style-name="T63_24"><text:s/></text:span><text:span text:style-name="T63_25">the</text:span><text:span text:style-name="T63_26"><text:s/></text:span><text:span text:style-name="T63_27">pyramid</text:span><text:span text:style-name="T63_28"><text:s/></text:span><text:span text:style-name="T63_29">issue</text:span><text:span text:style-name="T63_30"><text:s/></text:span><text:span text:style-name="T63_31">tracker</text:span></text:p>
        </text:list-item>
        <text:list-item>
          <text:p text:style-name="P64"><text:span text:style-name="T64_1">Set</text:span><text:span text:style-name="T64_2"><text:s/></text:span><text:span text:style-name="T64_3">kinds</text:span><text:span text:style-name="T64_4"><text:s/></text:span><text:span text:style-name="T64_5">of</text:span><text:span text:style-name="T64_6"><text:s/></text:span><text:span text:style-name="T64_7">monsters</text:span><text:span text:style-name="T64_8"><text:s/></text:span><text:span text:style-name="T64_9">based</text:span><text:span text:style-name="T64_10"><text:s/></text:span><text:span text:style-name="T64_11">on</text:span><text:span text:style-name="T64_12"><text:s/></text:span><text:span text:style-name="T64_13">tags</text:span></text:p>
        </text:list-item>
        <text:list-item>
          <text:p text:style-name="P65"><text:span text:style-name="T65_1">Bigger</text:span><text:span text:style-name="T65_2"><text:s/></text:span><text:span text:style-name="T65_3">projects</text:span><text:span text:style-name="T65_4">,<text:s/></text:span><text:span text:style-name="T65_5">have</text:span><text:span text:style-name="T65_6"><text:s/></text:span><text:span text:style-name="T65_7">bigger</text:span><text:span text:style-name="T65_8"><text:s/></text:span><text:span text:style-name="T65_9">dungeons</text:span></text:p>
        </text:list-item>
        <text:list-item>
          <text:p text:style-name="P66"><text:span text:style-name="T66_1">Each</text:span><text:span text:style-name="T66_2"><text:s/></text:span><text:span text:style-name="T66_3">project</text:span><text:span text:style-name="T66_4"><text:s/></text:span><text:span text:style-name="T66_5">is</text:span><text:span text:style-name="T66_6"><text:s/></text:span><text:span text:style-name="T66_7">a</text:span><text:span text:style-name="T66_8"><text:s/></text:span><text:span text:style-name="T66_9">cluster</text:span><text:span text:style-name="T66_10"><text:s/></text:span><text:span text:style-name="T66_11">of</text:span><text:span text:style-name="T66_12"><text:s/></text:span><text:span text:style-name="T66_13">towers</text:span></text:p>
          <text:list>
            <text:list-item>
              <text:p text:style-name="P67"><text:span text:style-name="T67_1">Each</text:span><text:span text:style-name="T67_2"><text:s/></text:span><text:span text:style-name="T67_3">library</text:span><text:span text:style-name="T67_4"><text:s/></text:span><text:span text:style-name="T67_5">is</text:span><text:span text:style-name="T67_6"><text:s/></text:span><text:span text:style-name="T67_7">a</text:span><text:span text:style-name="T67_8"><text:s/></text:span><text:span text:style-name="T67_9">tower</text:span><text:span text:style-name="T67_10"><text:s/></text:span><text:span text:style-name="T67_11">and</text:span><text:span text:style-name="T67_12"><text:s/></text:span><text:span text:style-name="T67_13">its</text:span><text:span text:style-name="T67_14"><text:s/></text:span><text:span text:style-name="T67_15">own</text:span><text:span text:style-name="T67_16"><text:s/></text:span><text:span text:style-name="T67_17">dungeon</text:span></text:p>
            </text:list-item>
            <text:list-item>
              <text:p text:style-name="P68"><text:span text:style-name="T68_1">Adding</text:span><text:span text:style-name="T68_2"><text:s/></text:span><text:span text:style-name="T68_3">to</text:span><text:span text:style-name="T68_4"><text:s/></text:span><text:span text:style-name="T68_5">it</text:span><text:span text:style-name="T68_6"><text:s/></text:span><text:span text:style-name="T68_7">makes</text:span><text:span text:style-name="T68_8"><text:s/></text:span><text:span text:style-name="T68_9">the</text:span><text:span text:style-name="T68_10"><text:s/></text:span><text:span text:style-name="T68_11">dungeon</text:span><text:span text:style-name="T68_12"><text:s/></text:span><text:span text:style-name="T68_13">grow</text:span></text:p>
            </text:list-item>
            <text:list-item>
              <text:p text:style-name="P69"><text:span text:style-name="T69_1">World</text:span><text:span text:style-name="T69_2"><text:s/></text:span><text:span text:style-name="T69_3">objects</text:span><text:span text:style-name="T69_4"><text:s/></text:span><text:span text:style-name="T69_5">to</text:span><text:span text:style-name="T69_6"><text:s/></text:span><text:span text:style-name="T69_7">indicate</text:span><text:span text:style-name="T69_8"><text:s/></text:span><text:span text:style-name="T69_9">author</text:span><text:span text:style-name="T69_10"><text:s/></text:span><text:span text:style-name="T69_11">and</text:span><text:span text:style-name="T69_12"><text:s/></text:span><text:span text:style-name="T69_13">time</text:span><text:span text:style-name="T69_14"><text:s/></text:span><text:span text:style-name="T69_15">of</text:span><text:span text:style-name="T69_16"><text:s/></text:span><text:span text:style-name="T69_17">commit</text:span><text:span text:style-name="T69_18"><text:s/>(</text:span><text:span text:style-name="T69_19">maybe</text:span><text:span text:style-name="T69_20"><text:s/></text:span><text:span text:style-name="T69_21">also</text:span><text:span text:style-name="T69_22"><text:s/></text:span><text:span text:style-name="T69_23">comments</text:span><text:span text:style-name="T69_24">)</text:span></text:p>
            </text:list-item>
          </text:list>
        </text:list-item>
        <text:list-item>
          <text:p text:style-name="P70"><text:span text:style-name="T70_1">Character</text:span><text:span text:style-name="T70_2"><text:s/></text:span><text:span text:style-name="T70_3">receives</text:span><text:span text:style-name="T70_4"><text:s/></text:span><text:span text:style-name="T70_5">some</text:span><text:span text:style-name="T70_6"><text:s/></text:span><text:span text:style-name="T70_7">sort</text:span><text:span text:style-name="T70_8"><text:s/></text:span><text:span text:style-name="T70_9">of</text:span><text:span text:style-name="T70_10"><text:s/></text:span><text:span text:style-name="T70_11">reward</text:span><text:span text:style-name="T70_12"><text:s/></text:span><text:span text:style-name="T70_13">for</text:span><text:span text:style-name="T70_14"><text:s/></text:span><text:span text:style-name="T70_15">solving</text:span><text:span text:style-name="T70_16"><text:s/></text:span><text:span text:style-name="T70_17">an</text:span><text:span text:style-name="T70_18"><text:s/></text:span><text:span text:style-name="T70_19">issue</text:span></text:p>
          <text:list>
            <text:list-item>
              <text:p text:style-name="P71"><text:span text:style-name="T71_1">Issues</text:span><text:span text:style-name="T71_2"><text:s/></text:span><text:span text:style-name="T71_3">could</text:span><text:span text:style-name="T71_4"><text:s/></text:span><text:span text:style-name="T71_5">be</text:span><text:span text:style-name="T71_6"><text:s/></text:span><text:span text:style-name="T71_7">quests</text:span></text:p>
            </text:list-item>
          </text:list>
        </text:list-item>
        <text:list-item>
          <text:p text:style-name="P72"><text:span text:style-name="T72_1">If</text:span><text:span text:style-name="T72_2"><text:s/></text:span><text:span text:style-name="T72_3">in</text:span><text:span text:style-name="T72_4"><text:s/></text:span><text:span text:style-name="T72_5">project</text:span><text:span text:style-name="T72_6"><text:s/></text:span><text:span text:style-name="T72_7">X</text:span><text:span text:style-name="T72_8"><text:s/></text:span><text:span text:style-name="T72_9">in</text:span><text:span text:style-name="T72_10"><text:s/></text:span><text:span text:style-name="T72_11">the</text:span><text:span text:style-name="T72_12"><text:s/></text:span><text:span text:style-name="T72_13">real</text:span><text:span text:style-name="T72_14"><text:s/></text:span><text:span text:style-name="T72_15">world</text:span><text:span text:style-name="T72_16"><text:s/></text:span><text:span text:style-name="T72_17">I</text:span><text:span text:style-name="T72_18"><text:s/></text:span><text:span text:style-name="T72_19">squash</text:span><text:span text:style-name="T72_20"><text:s/></text:span><text:span text:style-name="T72_21">a</text:span><text:span text:style-name="T72_22"><text:s/></text:span><text:span text:style-name="T72_23">bug</text:span><text:span text:style-name="T72_24">,<text:s/></text:span><text:span text:style-name="T72_25">in</text:span><text:span text:style-name="T72_26"><text:s/></text:span><text:span text:style-name="T72_27">the</text:span><text:span text:style-name="T72_28"><text:s/></text:span><text:span text:style-name="T72_29">game</text:span><text:span text:style-name="T72_30"><text:s/></text:span><text:span text:style-name="T72_31">world</text:span><text:span text:style-name="T72_32"><text:s/></text:span><text:span text:style-name="T72_33">I</text:span><text:span text:style-name="T72_34"><text:s/></text:span><text:span text:style-name="T72_35">could</text:span><text:span text:style-name="T72_36"><text:s/></text:span><text:span text:style-name="T72_37">go</text:span><text:span text:style-name="T72_38"><text:s/></text:span><text:span text:style-name="T72_39">through</text:span><text:span text:style-name="T72_40"><text:s/></text:span><text:span text:style-name="T72_41">the</text:span><text:span text:style-name="T72_42"><text:s/></text:span><text:span text:style-name="T72_43">dungeon</text:span><text:span text:style-name="T72_44"><text:s/></text:span><text:span text:style-name="T72_45">and</text:span><text:span text:style-name="T72_46"><text:s/></text:span><text:span text:style-name="T72_47">take</text:span><text:span text:style-name="T72_48"><text:s/></text:span><text:span text:style-name="T72_49">the</text:span><text:span text:style-name="T72_50"><text:s/></text:span><text:span text:style-name="T72_51">loot</text:span></text:p>
          <text:list>
            <text:list-item>
              <text:p text:style-name="P73"><text:span text:style-name="T73_1">Fast</text:span><text:span text:style-name="T73_2"><text:s/></text:span><text:span text:style-name="T73_3">tracking</text:span><text:span text:style-name="T73_4"><text:s/></text:span><text:span text:style-name="T73_5">to</text:span><text:span text:style-name="T73_6"><text:s/></text:span><text:span text:style-name="T73_7">the</text:span><text:span text:style-name="T73_8"><text:s/></text:span><text:span text:style-name="T73_9">loot</text:span><text:span text:style-name="T73_10"><text:s/></text:span><text:span text:style-name="T73_11">in</text:span><text:span text:style-name="T73_12"><text:s/></text:span><text:span text:style-name="T73_13">game</text:span></text:p>
            </text:list-item>
            <text:list-item>
              <text:p text:style-name="P74"><text:span text:style-name="T74_1">Dungeons</text:span><text:span text:style-name="T74_2"><text:s/></text:span><text:span text:style-name="T74_3">are</text:span><text:span text:style-name="T74_4"><text:s/></text:span><text:span text:style-name="T74_5">loot</text:span><text:span text:style-name="T74_6">-</text:span><text:span text:style-name="T74_7">runnning</text:span><text:span text:style-name="T74_8"><text:s/></text:span><text:span text:style-name="T74_9">to</text:span><text:span text:style-name="T74_10"><text:s/></text:span><text:span text:style-name="T74_11">increase</text:span><text:span text:style-name="T74_12"><text:s/></text:span><text:span text:style-name="T74_13">character</text:span></text:p>
            </text:list-item>
            <text:list-item>
              <text:p text:style-name="P75"><text:span text:style-name="T75_1">Dungeon</text:span><text:span text:style-name="T75_2">-</text:span><text:span text:style-name="T75_3">running</text:span><text:span text:style-name="T75_4"><text:s/></text:span><text:span text:style-name="T75_5">and</text:span><text:span text:style-name="T75_6"><text:s/></text:span><text:span text:style-name="T75_7">raiding</text:span><text:span text:style-name="T75_8"><text:s/></text:span><text:span text:style-name="T75_9">to</text:span><text:span text:style-name="T75_10"><text:s/></text:span><text:span text:style-name="T75_11">grab</text:span><text:span text:style-name="T75_12"><text:s/></text:span><text:span text:style-name="T75_13">loot</text:span></text:p>
            </text:list-item>
            <text:list-item>
              <text:p text:style-name="P76"><text:span text:style-name="T76_1">Enter</text:span><text:span text:style-name="T76_2"><text:s/></text:span><text:span text:style-name="T76_3">dungeon</text:span><text:span text:style-name="T76_4">,<text:s/></text:span><text:span text:style-name="T76_5">go</text:span><text:span text:style-name="T76_6"><text:s/></text:span><text:span text:style-name="T76_7">up</text:span><text:span text:style-name="T76_8"><text:s/></text:span><text:span text:style-name="T76_9">and</text:span><text:span text:style-name="T76_10"><text:s/></text:span><text:span text:style-name="T76_11">go</text:span><text:span text:style-name="T76_12"><text:s/></text:span><text:span text:style-name="T76_13">to</text:span><text:span text:style-name="T76_14"><text:s/></text:span><text:span text:style-name="T76_15">the</text:span><text:span text:style-name="T76_16"><text:s/></text:span><text:span text:style-name="T76_17">portal</text:span><text:span text:style-name="T76_18"><text:s/></text:span><text:span text:style-name="T76_19">and</text:span><text:span text:style-name="T76_20"><text:s/></text:span><text:span text:style-name="T76_21">zip</text:span><text:span text:style-name="T76_22"><text:s/></text:span><text:span text:style-name="T76_23">to</text:span><text:span text:style-name="T76_24"><text:s/></text:span><text:span text:style-name="T76_25">the</text:span><text:span text:style-name="T76_26"><text:s/></text:span><text:span text:style-name="T76_27">boss</text:span><text:span text:style-name="T76_28"><text:s/></text:span><text:span text:style-name="T76_29">and</text:span><text:span text:style-name="T76_30"><text:s/></text:span><text:span text:style-name="T76_31">fast</text:span><text:span text:style-name="T76_32"><text:s/></text:span><text:span text:style-name="T76_33">track</text:span><text:span text:style-name="T76_34"><text:s/></text:span><text:span text:style-name="T76_35">through</text:span><text:span text:style-name="T76_36"><text:s/></text:span><text:span text:style-name="T76_37">the</text:span><text:span text:style-name="T76_38"><text:s/></text:span><text:span text:style-name="T76_39">dungeon</text:span><text:span text:style-name="T76_40"><text:s/></text:span><text:span text:style-name="T76_41">if</text:span><text:span text:style-name="T76_42"><text:s/></text:span><text:span text:style-name="T76_43">they</text:span><text:span text:style-name="T76_44"><text:s/></text:span><text:span text:style-name="T76_45">so</text:span><text:span text:style-name="T76_46"><text:s/></text:span><text:span text:style-name="T76_47">choose</text:span></text:p>
            </text:list-item>
            <text:list-item>
              <text:p text:style-name="P77"><text:span text:style-name="T77_1">Able</text:span><text:span text:style-name="T77_2"><text:s/></text:span><text:span text:style-name="T77_3">to</text:span><text:span text:style-name="T77_4"><text:s/></text:span><text:span text:style-name="T77_5">skip</text:span><text:span text:style-name="T77_6"><text:s/></text:span><text:span text:style-name="T77_7">the</text:span><text:span text:style-name="T77_8"><text:s/></text:span><text:span text:style-name="T77_9">boring</text:span><text:span text:style-name="T77_10"><text:s/></text:span><text:span text:style-name="T77_11">grinding</text:span><text:span text:style-name="T77_12"><text:s/></text:span><text:span text:style-name="T77_13">of</text:span><text:span text:style-name="T77_14"><text:s/></text:span><text:span text:style-name="T77_15">the</text:span><text:span text:style-name="T77_16"><text:s/></text:span><text:span text:style-name="T77_17">dungeons</text:span><text:span text:style-name="T77_18">,<text:s/></text:span><text:span text:style-name="T77_19">can</text:span><text:span text:style-name="T77_20"><text:s/></text:span><text:span text:style-name="T77_21">skip</text:span><text:span text:style-name="T77_22"><text:s/></text:span><text:span text:style-name="T77_23">straight</text:span><text:span text:style-name="T77_24"><text:s/></text:span><text:span text:style-name="T77_25">to</text:span><text:span text:style-name="T77_26"><text:s/></text:span><text:span text:style-name="T77_27">the</text:span><text:span text:style-name="T77_28"><text:s/></text:span><text:span text:style-name="T77_29">fun</text:span><text:span text:style-name="T77_30"><text:s/></text:span><text:span text:style-name="T77_31">boss</text:span><text:span text:style-name="T77_32"><text:s/></text:span><text:span text:style-name="T77_33">battles</text:span></text:p>
            </text:list-item>
          </text:list>
        </text:list-item>
        <text:list-item>
          <text:p text:style-name="P78"><text:span text:style-name="T78_1">Dungeon</text:span><text:span text:style-name="T78_2"><text:s/></text:span><text:span text:style-name="T78_3">has</text:span><text:span text:style-name="T78_4"><text:s/></text:span><text:span text:style-name="T78_5">an</text:span><text:span text:style-name="T78_6"><text:s/></text:span><text:span text:style-name="T78_7">xp</text:span><text:span text:style-name="T78_8"><text:s/></text:span><text:span text:style-name="T78_9">half</text:span><text:span text:style-name="T78_10"><text:s/></text:span><text:span text:style-name="T78_11">life</text:span><text:span text:style-name="T78_12"><text:s/></text:span><text:span text:style-name="T78_13">once</text:span><text:span text:style-name="T78_14"><text:s/></text:span><text:span text:style-name="T78_15">the</text:span><text:span text:style-name="T78_16"><text:s/></text:span><text:span text:style-name="T78_17">player</text:span><text:span text:style-name="T78_18"><text:s/></text:span><text:span text:style-name="T78_19">runs</text:span><text:span text:style-name="T78_20"><text:s/></text:span><text:span text:style-name="T78_21">through</text:span><text:span text:style-name="T78_22"><text:s/></text:span><text:span text:style-name="T78_23">it</text:span></text:p>
          <text:list>
            <text:list-item>
              <text:p text:style-name="P79"><text:span text:style-name="T79_1">1</text:span><text:span text:style-name="T79_2">st</text:span><text:span text:style-name="T79_3"><text:s/></text:span><text:span text:style-name="T79_4">time</text:span><text:span text:style-name="T79_5"><text:s/></text:span><text:span text:style-name="T79_6">is</text:span><text:span text:style-name="T79_7"><text:s/></text:span><text:span text:style-name="T79_8">full</text:span><text:span text:style-name="T79_9">,<text:s/></text:span><text:span text:style-name="T79_10">challenging</text:span><text:span text:style-name="T79_11"><text:s/></text:span><text:span text:style-name="T79_12">lots</text:span><text:span text:style-name="T79_13"><text:s/></text:span><text:span text:style-name="T79_14">of</text:span><text:span text:style-name="T79_15"><text:s/></text:span><text:span text:style-name="T79_16">loot</text:span><text:span text:style-name="T79_17"><text:s/></text:span><text:span text:style-name="T79_18">etc</text:span></text:p>
            </text:list-item>
            <text:list-item>
              <text:p text:style-name="P80"><text:span text:style-name="T80_1">2</text:span><text:span text:style-name="T80_2">nd</text:span><text:span text:style-name="T80_3"><text:s/></text:span><text:span text:style-name="T80_4">time</text:span><text:span text:style-name="T80_5"><text:s/></text:span><text:span text:style-name="T80_6">is</text:span><text:span text:style-name="T80_7"><text:s/></text:span><text:span text:style-name="T80_8">less</text:span><text:span text:style-name="T80_9"><text:s/></text:span><text:span text:style-name="T80_10">fun</text:span></text:p>
            </text:list-item>
            <text:list-item>
              <text:p text:style-name="P81"><text:span text:style-name="T81_1">3</text:span><text:span text:style-name="T81_2">rd</text:span><text:span text:style-name="T81_3"><text:s/></text:span><text:span text:style-name="T81_4">time</text:span><text:span text:style-name="T81_5"><text:s/></text:span><text:span text:style-name="T81_6">is</text:span><text:span text:style-name="T81_7"><text:s/></text:span><text:span text:style-name="T81_8">even</text:span><text:span text:style-name="T81_9"><text:s/></text:span><text:span text:style-name="T81_10">less</text:span><text:span text:style-name="T81_11"><text:s/></text:span><text:span text:style-name="T81_12">etc</text:span></text:p>
            </text:list-item>
          </text:list>
        </text:list-item>
        <text:list-item>
          <text:p text:style-name="P82"><text:span text:style-name="T82_1">Active</text:span><text:span text:style-name="T82_2"><text:s/></text:span><text:span text:style-name="T82_3">projects</text:span><text:span text:style-name="T82_4"><text:s/></text:span><text:span text:style-name="T82_5">would</text:span><text:span text:style-name="T82_6"><text:s/></text:span><text:span text:style-name="T82_7">have</text:span><text:span text:style-name="T82_8"><text:s/></text:span><text:span text:style-name="T82_9">better</text:span><text:span text:style-name="T82_10">,<text:s/></text:span><text:span text:style-name="T82_11">newer</text:span><text:span text:style-name="T82_12">,<text:s/></text:span><text:span text:style-name="T82_13">and</text:span><text:span text:style-name="T82_14"><text:s/></text:span><text:span text:style-name="T82_15">more</text:span><text:span text:style-name="T82_16"><text:s/></text:span><text:span text:style-name="T82_17">loot</text:span><text:span text:style-name="T82_18"><text:s/></text:span><text:span text:style-name="T82_19">and</text:span><text:span text:style-name="T82_20"><text:s/></text:span><text:span text:style-name="T82_21">XP</text:span></text:p>
        </text:list-item>
        <text:list-item>
          <text:p text:style-name="P83"><text:span text:style-name="T83_1">Should</text:span><text:span text:style-name="T83_2"><text:s/></text:span><text:span text:style-name="T83_3">players</text:span><text:span text:style-name="T83_4"><text:s/></text:span><text:span text:style-name="T83_5">be</text:span><text:span text:style-name="T83_6"><text:s/></text:span><text:span text:style-name="T83_7">able</text:span><text:span text:style-name="T83_8"><text:s/></text:span><text:span text:style-name="T83_9">to</text:span><text:span text:style-name="T83_10"><text:s/></text:span><text:span text:style-name="T83_11">play</text:span><text:span text:style-name="T83_12"><text:s/></text:span><text:span text:style-name="T83_13">in</text:span><text:span text:style-name="T83_14"><text:s/></text:span><text:span text:style-name="T83_15">their</text:span><text:span text:style-name="T83_16"><text:s/></text:span><text:span text:style-name="T83_17">own</text:span><text:span text:style-name="T83_18"><text:s/></text:span><text:span text:style-name="T83_19">dungeons</text:span><text:span text:style-name="T83_20">?</text:span></text:p>
          <text:list>
            <text:list-item>
              <text:p text:style-name="P84"><text:span text:style-name="T84_1">Don</text:span><text:span text:style-name="T84_2">’</text:span><text:span text:style-name="T84_3">t</text:span><text:span text:style-name="T84_4"><text:s/></text:span><text:span text:style-name="T84_5">see</text:span><text:span text:style-name="T84_6"><text:s/></text:span><text:span text:style-name="T84_7">why</text:span><text:span text:style-name="T84_8"><text:s/></text:span><text:span text:style-name="T84_9">not</text:span><text:span text:style-name="T84_10">,<text:s/></text:span><text:span text:style-name="T84_11">player</text:span><text:span text:style-name="T84_12"><text:s/></text:span><text:span text:style-name="T84_13">wouldn</text:span><text:span text:style-name="T84_14">’</text:span><text:span text:style-name="T84_15">t</text:span><text:span text:style-name="T84_16"><text:s/></text:span><text:span text:style-name="T84_17">have</text:span><text:span text:style-name="T84_18"><text:s/></text:span><text:span text:style-name="T84_19">an</text:span><text:span text:style-name="T84_20"><text:s/></text:span><text:span text:style-name="T84_21">upperhand</text:span><text:span text:style-name="T84_22"><text:s/></text:span><text:span text:style-name="T84_23">in</text:span><text:span text:style-name="T84_24"><text:s/></text:span><text:span text:style-name="T84_25">their</text:span><text:span text:style-name="T84_26"><text:s/></text:span><text:span text:style-name="T84_27">own</text:span><text:span text:style-name="T84_28"><text:s/></text:span><text:span text:style-name="T84_29">dungeons</text:span></text:p>
            </text:list-item>
            <text:list-item>
              <text:p text:style-name="P85"><text:span text:style-name="T85_1">Project</text:span><text:span text:style-name="T85_2"><text:s/></text:span><text:span text:style-name="T85_3">maintainer</text:span><text:span text:style-name="T85_4"><text:s/></text:span><text:span text:style-name="T85_5">would</text:span><text:span text:style-name="T85_6"><text:s/></text:span><text:span text:style-name="T85_7">be</text:span><text:span text:style-name="T85_8"><text:s/></text:span><text:span text:style-name="T85_9">able</text:span><text:span text:style-name="T85_10"><text:s/></text:span><text:span text:style-name="T85_11">to</text:span><text:span text:style-name="T85_12"><text:s/></text:span><text:span text:style-name="T85_13">know</text:span><text:span text:style-name="T85_14"><text:s/></text:span><text:span text:style-name="T85_15">what</text:span><text:span text:style-name="T85_16"><text:s/></text:span><text:span text:style-name="T85_17">the</text:span><text:span text:style-name="T85_18"><text:s/></text:span><text:span text:style-name="T85_19">players</text:span><text:span text:style-name="T85_20"><text:s/></text:span><text:span text:style-name="T85_21">are</text:span><text:span text:style-name="T85_22"><text:s/></text:span><text:span text:style-name="T85_23">doing</text:span><text:span text:style-name="T85_24"><text:s/></text:span><text:span text:style-name="T85_25">before</text:span><text:span text:style-name="T85_26"><text:s/></text:span><text:span text:style-name="T85_27">they</text:span><text:span text:style-name="T85_28"><text:s/></text:span><text:span text:style-name="T85_29">do</text:span><text:span text:style-name="T85_30"><text:s/></text:span><text:span text:style-name="T85_31">it</text:span><text:span text:style-name="T85_32">,<text:s/></text:span><text:span text:style-name="T85_33">and</text:span><text:span text:style-name="T85_34"><text:s/></text:span><text:span text:style-name="T85_35">help</text:span><text:span text:style-name="T85_36"><text:s/></text:span><text:span text:style-name="T85_37">them</text:span><text:span text:style-name="T85_38"><text:s/></text:span><text:span text:style-name="T85_39">complete</text:span><text:span text:style-name="T85_40"><text:s/></text:span><text:span text:style-name="T85_41">the</text:span><text:span text:style-name="T85_42"><text:s/></text:span><text:span text:style-name="T85_43">dungeon</text:span></text:p>
            </text:list-item>
            <text:list-item>
              <text:p text:style-name="P86"><text:span text:style-name="T86_1">Encourages</text:span><text:span text:style-name="T86_2"><text:s/></text:span><text:span text:style-name="T86_3">more</text:span><text:span text:style-name="T86_4"><text:s/></text:span><text:span text:style-name="T86_5">peer</text:span><text:span text:style-name="T86_6"><text:s/></text:span><text:span text:style-name="T86_7">influence</text:span><text:span text:style-name="T86_8"><text:s/></text:span><text:span text:style-name="T86_9">and</text:span><text:span text:style-name="T86_10"><text:s/></text:span><text:span text:style-name="T86_11">involvement</text:span></text:p>
            </text:list-item>
          </text:list>
        </text:list-item>
        <text:list-item>
          <text:p text:style-name="P87"><text:span text:style-name="T87_1">Vehicle</text:span><text:span text:style-name="T87_2"><text:s/></text:span><text:span text:style-name="T87_3">based</text:span><text:span text:style-name="T87_4"><text:s/></text:span><text:span text:style-name="T87_5">on</text:span><text:span text:style-name="T87_6"><text:s/></text:span><text:span text:style-name="T87_7">players</text:span><text:span text:style-name="T87_8">’<text:s/></text:span><text:span text:style-name="T87_9">OS</text:span><text:span text:style-name="T87_10"><text:s/></text:span><text:span text:style-name="T87_11">in</text:span><text:span text:style-name="T87_12"><text:s/></text:span><text:span text:style-name="T87_13">overworld</text:span></text:p>
          <text:list>
            <text:list-item>
              <text:p text:style-name="P88"><text:span text:style-name="T88_1">Make</text:span><text:span text:style-name="T88_2"><text:s/></text:span><text:span text:style-name="T88_3">sense</text:span><text:span text:style-name="T88_4"><text:s/></text:span><text:span text:style-name="T88_5">in</text:span><text:span text:style-name="T88_6"><text:s/></text:span><text:span text:style-name="T88_7">the</text:span><text:span text:style-name="T88_8"><text:s/></text:span><text:span text:style-name="T88_9">overworld</text:span></text:p>
            </text:list-item>
            <text:list-item>
              <text:p text:style-name="P89"><text:span text:style-name="T89_1">But</text:span><text:span text:style-name="T89_2"><text:s/></text:span><text:span text:style-name="T89_3">wouldn</text:span><text:span text:style-name="T89_4">’</text:span><text:span text:style-name="T89_5">t</text:span><text:span text:style-name="T89_6"><text:s/></text:span><text:span text:style-name="T89_7">make</text:span><text:span text:style-name="T89_8"><text:s/></text:span><text:span text:style-name="T89_9">sense</text:span><text:span text:style-name="T89_10"><text:s/></text:span><text:span text:style-name="T89_11">in</text:span><text:span text:style-name="T89_12"><text:s/></text:span><text:span text:style-name="T89_13">dungeons</text:span><text:span text:style-name="T89_14"><text:s/></text:span><text:span text:style-name="T89_15">because</text:span><text:span text:style-name="T89_16"><text:s/></text:span><text:span text:style-name="T89_17">they</text:span><text:span text:style-name="T89_18"><text:s/></text:span><text:span text:style-name="T89_19">are</text:span><text:span text:style-name="T89_20"><text:s/></text:span><text:span text:style-name="T89_21">smaller</text:span><text:span text:style-name="T89_22"><text:s/></text:span><text:span text:style-name="T89_23">and</text:span><text:span text:style-name="T89_24"><text:s/></text:span><text:span text:style-name="T89_25">harder</text:span><text:span text:style-name="T89_26"><text:s/></text:span><text:span text:style-name="T89_27">to</text:span><text:span text:style-name="T89_28"><text:s/></text:span><text:span text:style-name="T89_29">navigate</text:span></text:p>
            </text:list-item>
            <text:list-item>
              <text:p text:style-name="P90"><text:span text:style-name="T90_1">Needs</text:span><text:span text:style-name="T90_2"><text:s/></text:span><text:span text:style-name="T90_3">to</text:span><text:span text:style-name="T90_4"><text:s/></text:span><text:span text:style-name="T90_5">be</text:span><text:span text:style-name="T90_6"><text:s/></text:span><text:span text:style-name="T90_7">some</text:span><text:span text:style-name="T90_8"><text:s/></text:span><text:span text:style-name="T90_9">sort</text:span><text:span text:style-name="T90_10"><text:s/></text:span><text:span text:style-name="T90_11">of</text:span><text:span text:style-name="T90_12"><text:s/></text:span><text:span text:style-name="T90_13">and</text:span><text:span text:style-name="T90_14"><text:s/></text:span><text:span text:style-name="T90_15">give</text:span><text:span text:style-name="T90_16"><text:s/></text:span><text:span text:style-name="T90_17">and</text:span><text:span text:style-name="T90_18"><text:s/></text:span><text:span text:style-name="T90_19">take</text:span><text:span text:style-name="T90_20"><text:s/></text:span><text:span text:style-name="T90_21">between</text:span><text:span text:style-name="T90_22"><text:s/></text:span><text:span text:style-name="T90_23">the</text:span><text:span text:style-name="T90_24"><text:s/></text:span><text:span text:style-name="T90_25">two</text:span><text:span text:style-name="T90_26"><text:s/></text:span><text:span text:style-name="T90_27">so</text:span><text:span text:style-name="T90_28"><text:s/></text:span><text:span text:style-name="T90_29">the</text:span><text:span text:style-name="T90_30"><text:s/></text:span><text:span text:style-name="T90_31">player</text:span><text:span text:style-name="T90_32"><text:s/></text:span><text:span text:style-name="T90_33">doesn</text:span><text:span text:style-name="T90_34">’</text:span><text:span text:style-name="T90_35">t</text:span><text:span text:style-name="T90_36"><text:s/></text:span><text:span text:style-name="T90_37">use</text:span><text:span text:style-name="T90_38"><text:s/></text:span><text:span text:style-name="T90_39">his</text:span><text:span text:style-name="T90_40">/</text:span><text:span text:style-name="T90_41">her</text:span><text:span text:style-name="T90_42"><text:s/></text:span><text:span text:style-name="T90_43">vehicle</text:span><text:span text:style-name="T90_44"><text:s/></text:span><text:span text:style-name="T90_45">more</text:span><text:span text:style-name="T90_46"><text:s/></text:span><text:span text:style-name="T90_47">than</text:span><text:span text:style-name="T90_48"><text:s/></text:span><text:span text:style-name="T90_49">walking</text:span></text:p>
            </text:list-item>
          </text:list>
        </text:list-item>
        <text:list-item>
          <text:p text:style-name="P91"><text:span text:style-name="T91_1">Newsfeed</text:span><text:span text:style-name="T91_2"><text:s/></text:span><text:span text:style-name="T91_3">from</text:span><text:span text:style-name="T91_4"><text:s/></text:span><text:span text:style-name="T91_5">Github</text:span><text:span text:style-name="T91_6">,<text:s/></text:span><text:span text:style-name="T91_7">total</text:span><text:span text:style-name="T91_8"><text:s/></text:span><text:span text:style-name="T91_9">commits</text:span></text:p>
          <text:list>
            <text:list-item>
              <text:p text:style-name="P92"><text:span text:style-name="T92_1">Board</text:span><text:span text:style-name="T92_2"><text:s/></text:span><text:span text:style-name="T92_3">that</text:span><text:span text:style-name="T92_4"><text:s/></text:span><text:span text:style-name="T92_5">loads</text:span><text:span text:style-name="T92_6"><text:s/></text:span><text:span text:style-name="T92_7">a</text:span><text:span text:style-name="T92_8"><text:s/></text:span><text:span text:style-name="T92_9">webpage</text:span><text:span text:style-name="T92_10"><text:s/></text:span><text:span text:style-name="T92_11">in</text:span><text:span text:style-name="T92_12"><text:s/></text:span><text:span text:style-name="T92_13">game</text:span></text:p>
            </text:list-item>
            <text:list-item>
              <text:p text:style-name="P93"><text:span text:style-name="T93_1">Could</text:span><text:span text:style-name="T93_2"><text:s/></text:span><text:span text:style-name="T93_3">add</text:span><text:span text:style-name="T93_4"><text:s/></text:span><text:span text:style-name="T93_5">in</text:span><text:span text:style-name="T93_6"><text:s/></text:span><text:span text:style-name="T93_7">game</text:span><text:span text:style-name="T93_8"><text:s/></text:span><text:span text:style-name="T93_9">announcers</text:span><text:span text:style-name="T93_10"><text:s/></text:span><text:span text:style-name="T93_11">to</text:span><text:span text:style-name="T93_12"><text:s/></text:span><text:span text:style-name="T93_13">the</text:span><text:span text:style-name="T93_14"><text:s/></text:span><text:span text:style-name="T93_15">game</text:span></text:p>
            </text:list-item>
          </text:list>
        </text:list-item>
        <text:list-item>
          <text:p text:style-name="P94"><text:span text:style-name="T94_1">In</text:span><text:span text:style-name="T94_2"><text:s/></text:span><text:span text:style-name="T94_3">game</text:span><text:span text:style-name="T94_4"><text:s/></text:span><text:span text:style-name="T94_5">news</text:span><text:span text:style-name="T94_6"><text:s/></text:span><text:span text:style-name="T94_7">channel</text:span></text:p>
        </text:list-item>
        <text:list-item>
          <text:p text:style-name="P95"><text:span text:style-name="T95_1">Your</text:span><text:span text:style-name="T95_2"><text:s/></text:span><text:span text:style-name="T95_3">projects</text:span><text:span text:style-name="T95_4"><text:s/></text:span><text:span text:style-name="T95_5">won</text:span><text:span text:style-name="T95_6">’</text:span><text:span text:style-name="T95_7">t</text:span><text:span text:style-name="T95_8"><text:s/></text:span><text:span text:style-name="T95_9">show</text:span><text:span text:style-name="T95_10"><text:s/></text:span><text:span text:style-name="T95_11">up</text:span><text:span text:style-name="T95_12"><text:s/></text:span><text:span text:style-name="T95_13">in</text:span><text:span text:style-name="T95_14"><text:s/></text:span><text:span text:style-name="T95_15">the</text:span><text:span text:style-name="T95_16"><text:s/></text:span><text:span text:style-name="T95_17">game</text:span><text:span text:style-name="T95_18"><text:s/></text:span><text:span text:style-name="T95_19">world</text:span><text:span text:style-name="T95_20"><text:s/></text:span><text:span text:style-name="T95_21">until</text:span><text:span text:style-name="T95_22"><text:s/></text:span><text:span text:style-name="T95_23">you</text:span><text:span text:style-name="T95_24">’</text:span><text:span text:style-name="T95_25">re</text:span><text:span text:style-name="T95_26"><text:s/></text:span><text:span text:style-name="T95_27">further</text:span><text:span text:style-name="T95_28"><text:s/></text:span><text:span text:style-name="T95_29">along</text:span><text:span text:style-name="T95_30"><text:s/></text:span><text:span text:style-name="T95_31">into</text:span><text:span text:style-name="T95_32"><text:s/></text:span><text:span text:style-name="T95_33">the</text:span><text:span text:style-name="T95_34"><text:s/></text:span><text:span text:style-name="T95_35">game</text:span></text:p>
          <text:list>
            <text:list-item>
              <text:p text:style-name="P96"><text:span text:style-name="T96_1">Force</text:span><text:span text:style-name="T96_2"><text:s/></text:span><text:span text:style-name="T96_3">loner</text:span><text:span text:style-name="T96_4"><text:s/></text:span><text:span text:style-name="T96_5">developers</text:span><text:span text:style-name="T96_6"><text:s/></text:span><text:span text:style-name="T96_7">to</text:span><text:span text:style-name="T96_8"><text:s/></text:span><text:span text:style-name="T96_9">connect</text:span><text:span text:style-name="T96_10"><text:s/></text:span><text:span text:style-name="T96_11">with</text:span><text:span text:style-name="T96_12"><text:s/></text:span><text:span text:style-name="T96_13">people</text:span><text:span text:style-name="T96_14"><text:s/></text:span><text:span text:style-name="T96_15">in</text:span><text:span text:style-name="T96_16"><text:s/></text:span><text:span text:style-name="T96_17">the</text:span><text:span text:style-name="T96_18"><text:s/></text:span><text:span text:style-name="T96_19">real</text:span><text:span text:style-name="T96_20"><text:s/></text:span><text:span text:style-name="T96_21">world</text:span><text:span text:style-name="T96_22">,<text:s/></text:span><text:span text:style-name="T96_23">see</text:span><text:span text:style-name="T96_24"><text:s/></text:span><text:span text:style-name="T96_25">the</text:span><text:span text:style-name="T96_26"><text:s/></text:span><text:span text:style-name="T96_27">project</text:span><text:span text:style-name="T96_28"><text:s/></text:span><text:span text:style-name="T96_29">in</text:span><text:span text:style-name="T96_30"><text:s/></text:span><text:span text:style-name="T96_31">the</text:span><text:span text:style-name="T96_32"><text:s/></text:span><text:span text:style-name="T96_33">game</text:span><text:span text:style-name="T96_34">,<text:s/></text:span><text:span text:style-name="T96_35">and</text:span><text:span text:style-name="T96_36"><text:s/></text:span><text:span text:style-name="T96_37">then</text:span><text:span text:style-name="T96_38"><text:s/></text:span><text:span text:style-name="T96_39">put</text:span><text:span text:style-name="T96_40"><text:s/></text:span><text:span text:style-name="T96_41">it</text:span><text:span text:style-name="T96_42"><text:s/></text:span><text:span text:style-name="T96_43">in</text:span><text:span text:style-name="T96_44"><text:s/></text:span><text:span text:style-name="T96_45">the</text:span><text:span text:style-name="T96_46"><text:s/></text:span><text:span text:style-name="T96_47">game</text:span></text:p>
            </text:list-item>
          </text:list>
        </text:list-item>
        <text:list-item>
          <text:p text:style-name="P97"><text:span text:style-name="T97_1">Small</text:span><text:span text:style-name="T97_2"><text:s/></text:span><text:span text:style-name="T97_3">projects</text:span><text:span text:style-name="T97_4"><text:s/></text:span><text:span text:style-name="T97_5">should</text:span><text:span text:style-name="T97_6"><text:s/></text:span><text:span text:style-name="T97_7">have</text:span><text:span text:style-name="T97_8"><text:s/></text:span><text:span text:style-name="T97_9">dungeons</text:span><text:span text:style-name="T97_10"><text:s/></text:span><text:span text:style-name="T97_11">as</text:span><text:span text:style-name="T97_12"><text:s/></text:span><text:span text:style-name="T97_13">well</text:span><text:span text:style-name="T97_14"><text:s/></text:span><text:span text:style-name="T97_15">so</text:span><text:span text:style-name="T97_16"><text:s/></text:span><text:span text:style-name="T97_17">players</text:span><text:span text:style-name="T97_18"><text:s/></text:span><text:span text:style-name="T97_19">aren</text:span><text:span text:style-name="T97_20">’</text:span><text:span text:style-name="T97_21">t</text:span><text:span text:style-name="T97_22"><text:s/></text:span><text:span text:style-name="T97_23">left</text:span><text:span text:style-name="T97_24"><text:s/></text:span><text:span text:style-name="T97_25">out</text:span></text:p>
        </text:list-item>
        <text:list-item>
          <text:p text:style-name="P98"><text:span text:style-name="T98_1">Ships</text:span><text:span text:style-name="T98_2"><text:s/></text:span><text:span text:style-name="T98_3">would</text:span><text:span text:style-name="T98_4"><text:s/></text:span><text:span text:style-name="T98_5">have</text:span><text:span text:style-name="T98_6"><text:s/></text:span><text:span text:style-name="T98_7">logos</text:span><text:span text:style-name="T98_8"><text:s/></text:span><text:span text:style-name="T98_9">that</text:span><text:span text:style-name="T98_10"><text:s/></text:span><text:span text:style-name="T98_11">players</text:span><text:span text:style-name="T98_12"><text:s/></text:span><text:span text:style-name="T98_13">could</text:span><text:span text:style-name="T98_14"><text:s/></text:span><text:span text:style-name="T98_15">change</text:span><text:span text:style-name="T98_16"><text:s/></text:span><text:span text:style-name="T98_17">if</text:span><text:span text:style-name="T98_18"><text:s/></text:span><text:span text:style-name="T98_19">they</text:span><text:span text:style-name="T98_20"><text:s/></text:span><text:span text:style-name="T98_21">wanted</text:span><text:span text:style-name="T98_22"><text:s/></text:span><text:span text:style-name="T98_23">to</text:span></text:p>
        </text:list-item>
        <text:list-item>
          <text:p text:style-name="P99"><text:span text:style-name="T99_1">Dummy</text:span><text:span text:style-name="T99_2"><text:s/></text:span><text:span text:style-name="T99_3">commits</text:span><text:span text:style-name="T99_4"><text:s/></text:span><text:span text:style-name="T99_5">to</text:span><text:span text:style-name="T99_6"><text:s/></text:span><text:span text:style-name="T99_7">build</text:span><text:span text:style-name="T99_8"><text:s/></text:span><text:span text:style-name="T99_9">player</text:span><text:span text:style-name="T99_10">’</text:span><text:span text:style-name="T99_11">s</text:span><text:span text:style-name="T99_12"><text:s/></text:span><text:span text:style-name="T99_13">own</text:span><text:span text:style-name="T99_14"><text:s/></text:span><text:span text:style-name="T99_15">dungeon</text:span></text:p>
        </text:list-item>
      </text:list>
      <text:p text:style-name="P100"/>
      <text:p text:style-name="P101"><text:span text:style-name="T101_1">Buffs</text:span><text:span text:style-name="T101_2">:</text:span></text:p>
      <text:list text:style-name="LS8" xml:id="list92">
        <text:list-item>
          <text:p text:style-name="P102"><text:span text:style-name="T102_1">EXP</text:span><text:span text:style-name="T102_2"><text:s/></text:span><text:span text:style-name="T102_3">Boost</text:span></text:p>
        </text:list-item>
        <text:list-item>
          <text:p text:style-name="P103"><text:span text:style-name="T103_1">Damage</text:span><text:span text:style-name="T103_2"><text:s/></text:span><text:span text:style-name="T103_3">boosts</text:span><text:span text:style-name="T103_4"><text:s/>(</text:span><text:span text:style-name="T103_5">High</text:span><text:span text:style-name="T103_6"><text:s/></text:span><text:span text:style-name="T103_7">level</text:span><text:span text:style-name="T103_8"><text:s/></text:span><text:span text:style-name="T103_9">languages</text:span><text:span text:style-name="T103_10"><text:s/>=<text:s/></text:span><text:span text:style-name="T103_11">high</text:span><text:span text:style-name="T103_12"><text:s/></text:span><text:span text:style-name="T103_13">damage</text:span><text:span text:style-name="T103_14"><text:s/></text:span><text:span text:style-name="T103_15">boost</text:span><text:span text:style-name="T103_16">)</text:span></text:p>
        </text:list-item>
        <text:list-item>
          <text:p text:style-name="P104"><text:span text:style-name="T104_1">Defense</text:span><text:span text:style-name="T104_2"><text:s/></text:span><text:span text:style-name="T104_3">boosts</text:span><text:span text:style-name="T104_4"><text:s/>(</text:span><text:span text:style-name="T104_5">High</text:span><text:span text:style-name="T104_6"><text:s/></text:span><text:span text:style-name="T104_7">level</text:span><text:span text:style-name="T104_8"><text:s/></text:span><text:span text:style-name="T104_9">languages</text:span><text:span text:style-name="T104_10"><text:s/>=<text:s/></text:span><text:span text:style-name="T104_11">high</text:span><text:span text:style-name="T104_12"><text:s/></text:span><text:span text:style-name="T104_13">defense</text:span><text:span text:style-name="T104_14"><text:s/></text:span><text:span text:style-name="T104_15">boost</text:span><text:span text:style-name="T104_16">)</text:span></text:p>
        </text:list-item>
        <text:list-item>
          <text:p text:style-name="P105"><text:span text:style-name="T105_1">Cool</text:span><text:span text:style-name="T105_2"><text:s/></text:span><text:span text:style-name="T105_3">down</text:span><text:span text:style-name="T105_4"><text:s/></text:span><text:span text:style-name="T105_5">Reduction</text:span></text:p>
        </text:list-item>
        <text:list-item>
          <text:p text:style-name="P106"><text:span text:style-name="T106_1">Max</text:span><text:span text:style-name="T106_2"><text:s/></text:span><text:span text:style-name="T106_3">HP</text:span></text:p>
        </text:list-item>
        <text:list-item>
          <text:p text:style-name="P107"><text:span text:style-name="T107_1">Passive</text:span><text:span text:style-name="T107_2"><text:s/></text:span><text:span text:style-name="T107_3">health</text:span><text:span text:style-name="T107_4"><text:s/></text:span><text:span text:style-name="T107_5">regeneration</text:span></text:p>
        </text:list-item>
        <text:list-item>
          <text:p text:style-name="P108"><text:span text:style-name="T108_1">10%<text:s/></text:span><text:span text:style-name="T108_2">movement</text:span><text:span text:style-name="T108_3"><text:s/></text:span><text:span text:style-name="T108_4">speed</text:span></text:p>
        </text:list-item>
        <text:list-item>
          <text:p text:style-name="P109"><text:span text:style-name="T109_1">Temporary</text:span><text:span text:style-name="T109_2"><text:s/></text:span><text:span text:style-name="T109_3">buff</text:span><text:span text:style-name="T109_4"><text:s/></text:span><text:span text:style-name="T109_5">to</text:span><text:span text:style-name="T109_6"><text:s/></text:span><text:span text:style-name="T109_7">skill</text:span><text:span text:style-name="T109_8"><text:s/></text:span><text:span text:style-name="T109_9">of</text:span><text:span text:style-name="T109_10"><text:s/></text:span><text:span text:style-name="T109_11">player</text:span><text:span text:style-name="T109_12">’</text:span><text:span text:style-name="T109_13">s</text:span><text:span text:style-name="T109_14"><text:s/></text:span><text:span text:style-name="T109_15">choice</text:span><text:span text:style-name="T109_16"><text:s/>(+20%<text:s/></text:span><text:span text:style-name="T109_17">damage</text:span><text:span text:style-name="T109_18">)</text:span></text:p>
        </text:list-item>
        <text:list-item>
          <text:p text:style-name="P110"><text:span text:style-name="T110_1">Discount</text:span><text:span text:style-name="T110_2"><text:s/></text:span><text:span text:style-name="T110_3">at</text:span><text:span text:style-name="T110_4"><text:s/></text:span><text:span text:style-name="T110_5">vendors</text:span><text:span text:style-name="T110_6"><text:s/></text:span></text:p>
        </text:list-item>
      </text:list>
      <text:p text:style-name="P111"/>
      <text:p text:style-name="P112"><text:span text:style-name="T112_1">How</text:span><text:span text:style-name="T112_2"><text:s/></text:span><text:span text:style-name="T112_3">will</text:span><text:span text:style-name="T112_4"><text:s/></text:span><text:span text:style-name="T112_5">players</text:span><text:span text:style-name="T112_6"><text:s/></text:span><text:span text:style-name="T112_7">get</text:span><text:span text:style-name="T112_8"><text:s/></text:span><text:span text:style-name="T112_9">these</text:span><text:span text:style-name="T112_10"><text:s/></text:span><text:span text:style-name="T112_11">buffs</text:span><text:span text:style-name="T112_12">?</text:span></text:p>
      <text:list text:style-name="LS9" xml:id="list101">
        <text:list-item>
          <text:p text:style-name="P113"><text:span text:style-name="T113_1">Commits</text:span></text:p>
          <text:list>
            <text:list-item>
              <text:p text:style-name="P114"/>
            </text:list-item>
          </text:list>
        </text:list-item>
        <text:list-item>
          <text:p text:style-name="P115"><text:span text:style-name="T115_1">Upvotes</text:span><text:span text:style-name="T115_2"><text:s/></text:span><text:span text:style-name="T115_3">on</text:span><text:span text:style-name="T115_4"><text:s/></text:span><text:span text:style-name="T115_5">StackExchange</text:span></text:p>
          <text:list>
            <text:list-item>
              <text:p text:style-name="P116"><text:span text:style-name="T116_1"><office:annotation><dc:creator/><text:p text:style-name="P117"><text:span text:style-name="T117_1">Francis</text:span><text:span text:style-name="T117_2"><text:s/></text:span><text:span text:style-name="T117_3">Yuan</text:span><text:span text:style-name="T117_4">:</text:span></text:p><text:p text:style-name="P118"><text:span text:style-name="T118_1">Changed</text:span><text:span text:style-name="T118_2"><text:s/></text:span><text:span text:style-name="T118_3">to</text:span><text:span text:style-name="T118_4"><text:s/>1<text:s/></text:span><text:span text:style-name="T118_5">hour</text:span><text:span text:style-name="T118_6"><text:s/></text:span><text:span text:style-name="T118_7">because</text:span><text:span text:style-name="T118_8"><text:s/></text:span><text:span text:style-name="T118_9">up</text:span><text:span text:style-name="T118_10"><text:s/></text:span><text:span text:style-name="T118_11">votes</text:span><text:span text:style-name="T118_12"><text:s/></text:span><text:span text:style-name="T118_13">don</text:span><text:span text:style-name="T118_14">'</text:span><text:span text:style-name="T118_15">t</text:span><text:span text:style-name="T118_16"><text:s/></text:span><text:span text:style-name="T118_17">come</text:span><text:span text:style-name="T118_18"><text:s/></text:span><text:span text:style-name="T118_19">that</text:span><text:span text:style-name="T118_20"><text:s/></text:span><text:span text:style-name="T118_21">often</text:span></text:p></office:annotation></text:span><text:span text:style-name="T118_22">1<text:s/></text:span><text:span text:style-name="T118_23">Upvote</text:span><text:span text:style-name="T118_24"><text:s/></text:span><text:span text:style-name="T118_25">equals</text:span><text:span text:style-name="T118_26"><text:s/></text:span><text:span text:style-name="T118_27">a</text:span><text:span text:style-name="T118_28"><text:s/>10%<text:s/></text:span><text:span text:style-name="T118_29">boost</text:span><text:span text:style-name="T118_30"><text:s/></text:span><text:span text:style-name="T118_31">for</text:span><text:span text:style-name="T118_32"><text:s/>1<text:s/></text:span><text:span text:style-name="T118_33">hours</text:span></text:p>
            </text:list-item>
          </text:list>
        </text:list-item>
        <text:list-item>
          <text:p text:style-name="P119"><text:span text:style-name="T119_1">Kudos</text:span><text:span text:style-name="T119_2"><text:s/></text:span><text:span text:style-name="T119_3">from</text:span><text:span text:style-name="T119_4"><text:s/></text:span><text:span text:style-name="T119_5">Ohloh</text:span></text:p>
          <text:list>
            <text:list-item>
              <text:p text:style-name="P120"><text:span text:style-name="T120_1"><office:annotation><dc:creator/><text:p text:style-name="P121"><text:span text:style-name="T121_1">Francis</text:span><text:span text:style-name="T121_2"><text:s/></text:span><text:span text:style-name="T121_3">Yuan</text:span><text:span text:style-name="T121_4">:</text:span></text:p><text:p text:style-name="P122"><text:span text:style-name="T122_1">kudos</text:span><text:span text:style-name="T122_2"><text:s/></text:span><text:span text:style-name="T122_3">are</text:span><text:span text:style-name="T122_4"><text:s/></text:span><text:span text:style-name="T122_5">actually</text:span><text:span text:style-name="T122_6"><text:s/></text:span><text:span text:style-name="T122_7">pretty</text:span><text:span text:style-name="T122_8"><text:s/></text:span><text:span text:style-name="T122_9">rare</text:span><text:span text:style-name="T122_10"><text:s/></text:span><text:span text:style-name="T122_11">as</text:span><text:span text:style-name="T122_12"><text:s/></text:span><text:span text:style-name="T122_13">far</text:span><text:span text:style-name="T122_14"><text:s/></text:span><text:span text:style-name="T122_15">as</text:span><text:span text:style-name="T122_16"><text:s/></text:span><text:span text:style-name="T122_17">I</text:span><text:span text:style-name="T122_18"><text:s/></text:span><text:span text:style-name="T122_19">can</text:span><text:span text:style-name="T122_20"><text:s/></text:span><text:span text:style-name="T122_21">tell</text:span><text:span text:style-name="T122_22">,<text:s/></text:span><text:span text:style-name="T122_23">bumping</text:span><text:span text:style-name="T122_24"><text:s/></text:span><text:span text:style-name="T122_25">it</text:span><text:span text:style-name="T122_26"><text:s/></text:span><text:span text:style-name="T122_27">up</text:span><text:span text:style-name="T122_28"><text:s/></text:span><text:span text:style-name="T122_29">to</text:span><text:span text:style-name="T122_30"><text:s/></text:span><text:span text:style-name="T122_31">a</text:span><text:span text:style-name="T122_32"><text:s/></text:span><text:span text:style-name="T122_33">day</text:span></text:p></office:annotation></text:span><text:span text:style-name="T122_34">1<text:s/></text:span><text:span text:style-name="T122_35">Kudo</text:span><text:span text:style-name="T122_36"><text:s/></text:span><text:span text:style-name="T122_37">equal</text:span><text:span text:style-name="T122_38"><text:s/></text:span><text:span text:style-name="T122_39">a</text:span><text:span text:style-name="T122_40"><text:s/>20%<text:s/></text:span><text:span text:style-name="T122_41">boost</text:span><text:span text:style-name="T122_42"><text:s/></text:span><text:span text:style-name="T122_43">for</text:span><text:span text:style-name="T122_44"><text:s/></text:span><text:span text:style-name="T122_45">1<text:s/></text:span><text:span text:style-name="T122_46">day</text:span></text:p>
            </text:list-item>
          </text:list>
        </text:list-item>
        <text:list-item>
          <text:p text:style-name="P123"><text:span text:style-name="T123_1">Being</text:span><text:span text:style-name="T123_2"><text:s/></text:span><text:span text:style-name="T123_3">Forked</text:span><text:span text:style-name="T123_4"><text:s/></text:span><text:span text:style-name="T123_5">on</text:span><text:span text:style-name="T123_6"><text:s/></text:span><text:span text:style-name="T123_7">Github</text:span></text:p>
          <text:list>
            <text:list-item>
              <text:p text:style-name="P124"><text:span text:style-name="T124_1">20%<text:s/></text:span><text:span text:style-name="T124_2">boost</text:span><text:span text:style-name="T124_3"><text:s/></text:span><text:span text:style-name="T124_4">for</text:span><text:span text:style-name="T124_5"><text:s/>3<text:s/></text:span><text:span text:style-name="T124_6">hours</text:span></text:p>
            </text:list-item>
          </text:list>
        </text:list-item>
        <text:list-item>
          <text:p text:style-name="P125"><text:span text:style-name="T125_1">Being</text:span><text:span text:style-name="T125_2"><text:s/></text:span><text:span text:style-name="T125_3">Watched</text:span><text:span text:style-name="T125_4"><text:s/></text:span><text:span text:style-name="T125_5">on</text:span><text:span text:style-name="T125_6"><text:s/></text:span><text:span text:style-name="T125_7">Github</text:span></text:p>
          <text:list>
            <text:list-item>
              <text:p text:style-name="P126"><text:span text:style-name="T126_1">10%<text:s/></text:span><text:span text:style-name="T126_2">boost</text:span><text:span text:style-name="T126_3"><text:s/></text:span><text:span text:style-name="T126_4">for</text:span><text:span text:style-name="T126_5"><text:s/>1<text:s/></text:span><text:span text:style-name="T126_6">hour</text:span></text:p>
            </text:list-item>
          </text:list>
        </text:list-item>
        <text:list-item>
          <text:p text:style-name="P127"><text:span text:style-name="T127_1">New</text:span><text:span text:style-name="T127_2"><text:s/></text:span><text:span text:style-name="T127_3">Badges</text:span><text:span text:style-name="T127_4"><text:s/></text:span><text:span text:style-name="T127_5">from</text:span><text:span text:style-name="T127_6"><text:s/></text:span><text:span text:style-name="T127_7">Coderwall</text:span></text:p>
          <text:list>
            <text:list-item>
              <text:p text:style-name="P128"><text:span text:style-name="T128_1">20%<text:s/></text:span><text:span text:style-name="T128_2">boost</text:span><text:span text:style-name="T128_3"><text:s/></text:span><text:span text:style-name="T128_4">for</text:span><text:span text:style-name="T128_5"><text:s/>10<text:s/></text:span><text:span text:style-name="T128_6">hours</text:span></text:p>
            </text:list-item>
          </text:list>
        </text:list-item>
        <text:list-item>
          <text:p text:style-name="P129"><text:span text:style-name="T129_1">Endorsements</text:span><text:span text:style-name="T129_2"><text:s/></text:span><text:span text:style-name="T129_3">from</text:span><text:span text:style-name="T129_4"><text:s/></text:span><text:span text:style-name="T129_5">Coderwall</text:span></text:p>
          <text:list>
            <text:list-item>
              <text:p text:style-name="P130"><text:span text:style-name="T130_1">10%<text:s/></text:span><text:span text:style-name="T130_2">boost</text:span><text:span text:style-name="T130_3"><text:s/></text:span><text:span text:style-name="T130_4">for</text:span><text:span text:style-name="T130_5"><text:s/>2<text:s/></text:span><text:span text:style-name="T130_6">hours</text:span></text:p>
            </text:list-item>
          </text:list>
        </text:list-item>
      </text:list>
      <text:p text:style-name="P131"/>
      <text:p text:style-name="P1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